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Object 40/content.xml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progres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toolpanel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" manifest:full-path="Object 40/Configurations2/statusbar/"/>
  <manifest:file-entry manifest:media-type="application/vnd.sun.xml.ui.configuration" manifest:full-path="Object 40/Configurations2/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Object 41/content.xml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progressba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toolpanel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" manifest:full-path="Object 41/Configurations2/statusbar/"/>
  <manifest:file-entry manifest:media-type="application/vnd.sun.xml.ui.configuration" manifest:full-path="Object 41/Configurations2/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text/xml" manifest:full-path="Object 42/content.xml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progressba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toolpanel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" manifest:full-path="Object 42/Configurations2/statusbar/"/>
  <manifest:file-entry manifest:media-type="application/vnd.sun.xml.ui.configuration" manifest:full-path="Object 42/Configurations2/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text/xml" manifest:full-path="Object 43/content.xml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progressba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toolpanel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" manifest:full-path="Object 43/Configurations2/statusbar/"/>
  <manifest:file-entry manifest:media-type="application/vnd.sun.xml.ui.configuration" manifest:full-path="Object 43/Configurations2/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Object 44/content.xml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progressba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toolpanel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" manifest:full-path="Object 44/Configurations2/statusbar/"/>
  <manifest:file-entry manifest:media-type="application/vnd.sun.xml.ui.configuration" manifest:full-path="Object 44/Configurations2/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Object 45/content.xml"/>
  <manifest:file-entry manifest:media-type="" manifest:full-path="Object 45/Configurations2/accelerator/current.xml"/>
  <manifest:file-entry manifest:media-type="" manifest:full-path="Object 45/Configurations2/accelerator/"/>
  <manifest:file-entry manifest:media-type="" manifest:full-path="Object 45/Configurations2/progressba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toolpanel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" manifest:full-path="Object 45/Configurations2/statusbar/"/>
  <manifest:file-entry manifest:media-type="application/vnd.sun.xml.ui.configuration" manifest:full-path="Object 45/Configurations2/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text/xml" manifest:full-path="Object 46/content.xml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progressba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toolpanel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" manifest:full-path="Object 46/Configurations2/statusbar/"/>
  <manifest:file-entry manifest:media-type="application/vnd.sun.xml.ui.configuration" manifest:full-path="Object 46/Configurations2/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text/xml" manifest:full-path="Object 47/content.xml"/>
  <manifest:file-entry manifest:media-type="" manifest:full-path="Object 47/Configurations2/accelerator/current.xml"/>
  <manifest:file-entry manifest:media-type="" manifest:full-path="Object 47/Configurations2/accelerator/"/>
  <manifest:file-entry manifest:media-type="" manifest:full-path="Object 47/Configurations2/progressba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toolpanel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" manifest:full-path="Object 47/Configurations2/statusbar/"/>
  <manifest:file-entry manifest:media-type="application/vnd.sun.xml.ui.configuration" manifest:full-path="Object 47/Configurations2/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48/content.xml"/>
  <manifest:file-entry manifest:media-type="" manifest:full-path="Object 48/Configurations2/accelerator/current.xml"/>
  <manifest:file-entry manifest:media-type="" manifest:full-path="Object 48/Configurations2/accelerator/"/>
  <manifest:file-entry manifest:media-type="" manifest:full-path="Object 48/Configurations2/progressba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toolpanel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" manifest:full-path="Object 48/Configurations2/statusbar/"/>
  <manifest:file-entry manifest:media-type="application/vnd.sun.xml.ui.configuration" manifest:full-path="Object 48/Configurations2/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Object 49/content.xml"/>
  <manifest:file-entry manifest:media-type="" manifest:full-path="Object 49/Configurations2/accelerator/current.xml"/>
  <manifest:file-entry manifest:media-type="" manifest:full-path="Object 49/Configurations2/accelerator/"/>
  <manifest:file-entry manifest:media-type="" manifest:full-path="Object 49/Configurations2/progressba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toolpanel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" manifest:full-path="Object 49/Configurations2/statusbar/"/>
  <manifest:file-entry manifest:media-type="application/vnd.sun.xml.ui.configuration" manifest:full-path="Object 49/Configurations2/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" manifest:full-path="Pictures/TablePreview1.svm"/>
  <manifest:file-entry manifest:media-type="" manifest:full-path="Pictures/200000020000009D00000089B11F2683.eps"/>
  <manifest:file-entry manifest:media-type="image/png" manifest:full-path="Pictures/10000000000003200000025871EEE600.png"/>
  <manifest:file-entry manifest:media-type="image/png" manifest:full-path="Pictures/10000000000000200000002000309F1C.png"/>
  <manifest:file-entry manifest:media-type="" manifest:full-path="Pictures/20000002000001BD000000CFBE82FEFB.eps"/>
  <manifest:file-entry manifest:media-type="" manifest:full-path="Pictures/200000020000009C0000009B4F67112E.eps"/>
  <manifest:file-entry manifest:media-type="" manifest:full-path="Pictures/TablePreview2.svm"/>
  <manifest:file-entry manifest:media-type="" manifest:full-path="Pictures/200000020000009C0000009B20B544DD.eps"/>
  <manifest:file-entry manifest:media-type="" manifest:full-path="Pictures/200000020000022C0000022C4310A3D9.eps"/>
  <manifest:file-entry manifest:media-type="" manifest:full-path="Pictures/"/>
  <manifest:file-entry manifest:media-type="text/xml" manifest:full-path="content.xml"/>
  <manifest:file-entry manifest:media-type="text/xml" manifest:full-path="Object 50/content.xml"/>
  <manifest:file-entry manifest:media-type="" manifest:full-path="Object 50/Configurations2/accelerator/current.xml"/>
  <manifest:file-entry manifest:media-type="" manifest:full-path="Object 50/Configurations2/accelerator/"/>
  <manifest:file-entry manifest:media-type="" manifest:full-path="Object 50/Configurations2/progressba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toolpanel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" manifest:full-path="Object 50/Configurations2/statusbar/"/>
  <manifest:file-entry manifest:media-type="application/vnd.sun.xml.ui.configuration" manifest:full-path="Object 50/Configurations2/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text/xml" manifest:full-path="Object 51/content.xml"/>
  <manifest:file-entry manifest:media-type="" manifest:full-path="Object 51/Configurations2/accelerator/current.xml"/>
  <manifest:file-entry manifest:media-type="" manifest:full-path="Object 51/Configurations2/accelerator/"/>
  <manifest:file-entry manifest:media-type="" manifest:full-path="Object 51/Configurations2/progressba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toolpanel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" manifest:full-path="Object 51/Configurations2/statusbar/"/>
  <manifest:file-entry manifest:media-type="application/vnd.sun.xml.ui.configuration" manifest:full-path="Object 51/Configurations2/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text/xml" manifest:full-path="Object 52/content.xml"/>
  <manifest:file-entry manifest:media-type="" manifest:full-path="Object 52/Configurations2/accelerator/current.xml"/>
  <manifest:file-entry manifest:media-type="" manifest:full-path="Object 52/Configurations2/accelerator/"/>
  <manifest:file-entry manifest:media-type="" manifest:full-path="Object 52/Configurations2/progressba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toolpanel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" manifest:full-path="Object 52/Configurations2/statusbar/"/>
  <manifest:file-entry manifest:media-type="application/vnd.sun.xml.ui.configuration" manifest:full-path="Object 52/Configurations2/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Object 53/content.xml"/>
  <manifest:file-entry manifest:media-type="" manifest:full-path="Object 53/Configurations2/accelerator/current.xml"/>
  <manifest:file-entry manifest:media-type="" manifest:full-path="Object 53/Configurations2/accelerator/"/>
  <manifest:file-entry manifest:media-type="" manifest:full-path="Object 53/Configurations2/progressba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toolpanel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" manifest:full-path="Object 53/Configurations2/statusbar/"/>
  <manifest:file-entry manifest:media-type="application/vnd.sun.xml.ui.configuration" manifest:full-path="Object 53/Configurations2/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Object 54/content.xml"/>
  <manifest:file-entry manifest:media-type="" manifest:full-path="Object 54/Configurations2/accelerator/current.xml"/>
  <manifest:file-entry manifest:media-type="" manifest:full-path="Object 54/Configurations2/accelerator/"/>
  <manifest:file-entry manifest:media-type="" manifest:full-path="Object 54/Configurations2/progressba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toolpanel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" manifest:full-path="Object 54/Configurations2/statusbar/"/>
  <manifest:file-entry manifest:media-type="application/vnd.sun.xml.ui.configuration" manifest:full-path="Object 54/Configurations2/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55/content.xml"/>
  <manifest:file-entry manifest:media-type="" manifest:full-path="Object 55/Configurations2/accelerator/current.xml"/>
  <manifest:file-entry manifest:media-type="" manifest:full-path="Object 55/Configurations2/accelerator/"/>
  <manifest:file-entry manifest:media-type="" manifest:full-path="Object 55/Configurations2/progressba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toolpanel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" manifest:full-path="Object 55/Configurations2/statusbar/"/>
  <manifest:file-entry manifest:media-type="application/vnd.sun.xml.ui.configuration" manifest:full-path="Object 55/Configurations2/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text/xml" manifest:full-path="Object 56/content.xml"/>
  <manifest:file-entry manifest:media-type="" manifest:full-path="Object 56/Configurations2/accelerator/current.xml"/>
  <manifest:file-entry manifest:media-type="" manifest:full-path="Object 56/Configurations2/accelerator/"/>
  <manifest:file-entry manifest:media-type="" manifest:full-path="Object 56/Configurations2/progressba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toolpanel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" manifest:full-path="Object 56/Configurations2/statusbar/"/>
  <manifest:file-entry manifest:media-type="application/vnd.sun.xml.ui.configuration" manifest:full-path="Object 56/Configurations2/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text/xml" manifest:full-path="Object 57/content.xml"/>
  <manifest:file-entry manifest:media-type="" manifest:full-path="Object 57/Configurations2/accelerator/current.xml"/>
  <manifest:file-entry manifest:media-type="" manifest:full-path="Object 57/Configurations2/accelerator/"/>
  <manifest:file-entry manifest:media-type="" manifest:full-path="Object 57/Configurations2/progressba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toolpanel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" manifest:full-path="Object 57/Configurations2/statusbar/"/>
  <manifest:file-entry manifest:media-type="application/vnd.sun.xml.ui.configuration" manifest:full-path="Object 57/Configurations2/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text/xml" manifest:full-path="Object 58/content.xml"/>
  <manifest:file-entry manifest:media-type="" manifest:full-path="Object 58/Configurations2/accelerator/current.xml"/>
  <manifest:file-entry manifest:media-type="" manifest:full-path="Object 58/Configurations2/accelerator/"/>
  <manifest:file-entry manifest:media-type="" manifest:full-path="Object 58/Configurations2/progressba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toolpanel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" manifest:full-path="Object 58/Configurations2/statusbar/"/>
  <manifest:file-entry manifest:media-type="application/vnd.sun.xml.ui.configuration" manifest:full-path="Object 58/Configurations2/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text/xml" manifest:full-path="Object 59/content.xml"/>
  <manifest:file-entry manifest:media-type="" manifest:full-path="Object 59/Configurations2/accelerator/current.xml"/>
  <manifest:file-entry manifest:media-type="" manifest:full-path="Object 59/Configurations2/accelerator/"/>
  <manifest:file-entry manifest:media-type="" manifest:full-path="Object 59/Configurations2/progressba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toolpanel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" manifest:full-path="Object 59/Configurations2/statusbar/"/>
  <manifest:file-entry manifest:media-type="application/vnd.sun.xml.ui.configuration" manifest:full-path="Object 59/Configurations2/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" manifest:full-path="ObjectReplacements/Object 54"/>
  <manifest:file-entry manifest:media-type="" manifest:full-path="ObjectReplacements/Object 55"/>
  <manifest:file-entry manifest:media-type="" manifest:full-path="ObjectReplacements/Object 56"/>
  <manifest:file-entry manifest:media-type="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" manifest:full-path="ObjectReplacements/Object 10"/>
  <manifest:file-entry manifest:media-type="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" manifest:full-path="ObjectReplacements/Object 20"/>
  <manifest:file-entry manifest:media-type="" manifest:full-path="ObjectReplacements/Object 21"/>
  <manifest:file-entry manifest:media-type="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Object 60/content.xml"/>
  <manifest:file-entry manifest:media-type="" manifest:full-path="Object 60/Configurations2/accelerator/current.xml"/>
  <manifest:file-entry manifest:media-type="" manifest:full-path="Object 60/Configurations2/accelerator/"/>
  <manifest:file-entry manifest:media-type="" manifest:full-path="Object 60/Configurations2/progressba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toolpanel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" manifest:full-path="Object 60/Configurations2/statusbar/"/>
  <manifest:file-entry manifest:media-type="application/vnd.sun.xml.ui.configuration" manifest:full-path="Object 60/Configurations2/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text/xml" manifest:full-path="Object 61/content.xml"/>
  <manifest:file-entry manifest:media-type="" manifest:full-path="Object 61/Configurations2/accelerator/current.xml"/>
  <manifest:file-entry manifest:media-type="" manifest:full-path="Object 61/Configurations2/accelerator/"/>
  <manifest:file-entry manifest:media-type="" manifest:full-path="Object 61/Configurations2/progressba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toolpanel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" manifest:full-path="Object 61/Configurations2/statusbar/"/>
  <manifest:file-entry manifest:media-type="application/vnd.sun.xml.ui.configuration" manifest:full-path="Object 61/Configurations2/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text/xml" manifest:full-path="Object 62/content.xml"/>
  <manifest:file-entry manifest:media-type="" manifest:full-path="Object 62/Configurations2/accelerator/current.xml"/>
  <manifest:file-entry manifest:media-type="" manifest:full-path="Object 62/Configurations2/accelerator/"/>
  <manifest:file-entry manifest:media-type="" manifest:full-path="Object 62/Configurations2/progressba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toolpanel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" manifest:full-path="Object 62/Configurations2/statusbar/"/>
  <manifest:file-entry manifest:media-type="application/vnd.sun.xml.ui.configuration" manifest:full-path="Object 62/Configurations2/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text/xml" manifest:full-path="Object 63/content.xml"/>
  <manifest:file-entry manifest:media-type="" manifest:full-path="Object 63/Configurations2/accelerator/current.xml"/>
  <manifest:file-entry manifest:media-type="" manifest:full-path="Object 63/Configurations2/accelerator/"/>
  <manifest:file-entry manifest:media-type="" manifest:full-path="Object 63/Configurations2/progressba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toolpanel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" manifest:full-path="Object 63/Configurations2/statusbar/"/>
  <manifest:file-entry manifest:media-type="application/vnd.sun.xml.ui.configuration" manifest:full-path="Object 63/Configurations2/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text/xml" manifest:full-path="Object 10/content.xml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toolpanel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progres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toolpanel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" manifest:full-path="Object 18/Configurations2/statusbar/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progres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toolpanel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" manifest:full-path="Object 19/Configurations2/statusbar/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progres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toolpanel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" manifest:full-path="Object 20/Configurations2/statusbar/"/>
  <manifest:file-entry manifest:media-type="application/vnd.sun.xml.ui.configuration" manifest:full-path="Object 20/Configurations2/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progres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toolpanel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" manifest:full-path="Object 21/Configurations2/statusbar/"/>
  <manifest:file-entry manifest:media-type="application/vnd.sun.xml.ui.configuration" manifest:full-path="Object 21/Configurations2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progres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toolpanel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" manifest:full-path="Object 22/Configurations2/statusbar/"/>
  <manifest:file-entry manifest:media-type="application/vnd.sun.xml.ui.configuration" manifest:full-path="Object 22/Configurations2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progres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toolpanel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" manifest:full-path="Object 23/Configurations2/statusbar/"/>
  <manifest:file-entry manifest:media-type="application/vnd.sun.xml.ui.configuration" manifest:full-path="Object 23/Configurations2/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progres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toolpanel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" manifest:full-path="Object 24/Configurations2/statusbar/"/>
  <manifest:file-entry manifest:media-type="application/vnd.sun.xml.ui.configuration" manifest:full-path="Object 24/Configurations2/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progres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toolpanel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" manifest:full-path="Object 25/Configurations2/statusbar/"/>
  <manifest:file-entry manifest:media-type="application/vnd.sun.xml.ui.configuration" manifest:full-path="Object 25/Configurations2/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progres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toolpanel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" manifest:full-path="Object 26/Configurations2/statusbar/"/>
  <manifest:file-entry manifest:media-type="application/vnd.sun.xml.ui.configuration" manifest:full-path="Object 26/Configurations2/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progres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toolpanel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" manifest:full-path="Object 27/Configurations2/statusbar/"/>
  <manifest:file-entry manifest:media-type="application/vnd.sun.xml.ui.configuration" manifest:full-path="Object 27/Configurations2/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progres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toolpanel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" manifest:full-path="Object 28/Configurations2/statusbar/"/>
  <manifest:file-entry manifest:media-type="application/vnd.sun.xml.ui.configuration" manifest:full-path="Object 28/Configurations2/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progres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toolpanel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" manifest:full-path="Object 29/Configurations2/statusbar/"/>
  <manifest:file-entry manifest:media-type="application/vnd.sun.xml.ui.configuration" manifest:full-path="Object 29/Configurations2/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progres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toolpanel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" manifest:full-path="Object 30/Configurations2/statusbar/"/>
  <manifest:file-entry manifest:media-type="application/vnd.sun.xml.ui.configuration" manifest:full-path="Object 30/Configurations2/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progres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toolpanel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" manifest:full-path="Object 31/Configurations2/statusbar/"/>
  <manifest:file-entry manifest:media-type="application/vnd.sun.xml.ui.configuration" manifest:full-path="Object 31/Configurations2/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32/content.xml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progres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toolpanel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" manifest:full-path="Object 32/Configurations2/statusbar/"/>
  <manifest:file-entry manifest:media-type="application/vnd.sun.xml.ui.configuration" manifest:full-path="Object 32/Configurations2/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33/content.xml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progres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toolpanel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" manifest:full-path="Object 33/Configurations2/statusbar/"/>
  <manifest:file-entry manifest:media-type="application/vnd.sun.xml.ui.configuration" manifest:full-path="Object 33/Configurations2/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progres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toolpanel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" manifest:full-path="Object 34/Configurations2/statusbar/"/>
  <manifest:file-entry manifest:media-type="application/vnd.sun.xml.ui.configuration" manifest:full-path="Object 34/Configurations2/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35/content.xml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progres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toolpanel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" manifest:full-path="Object 35/Configurations2/statusbar/"/>
  <manifest:file-entry manifest:media-type="application/vnd.sun.xml.ui.configuration" manifest:full-path="Object 35/Configurations2/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progres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toolpanel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" manifest:full-path="Object 36/Configurations2/statusbar/"/>
  <manifest:file-entry manifest:media-type="application/vnd.sun.xml.ui.configuration" manifest:full-path="Object 36/Configurations2/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progres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toolpanel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" manifest:full-path="Object 37/Configurations2/statusbar/"/>
  <manifest:file-entry manifest:media-type="application/vnd.sun.xml.ui.configuration" manifest:full-path="Object 37/Configurations2/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progres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toolpanel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" manifest:full-path="Object 38/Configurations2/statusbar/"/>
  <manifest:file-entry manifest:media-type="application/vnd.sun.xml.ui.configuration" manifest:full-path="Object 38/Configurations2/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39/content.xml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progressba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toolpanel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" manifest:full-path="Object 39/Configurations2/statusbar/"/>
  <manifest:file-entry manifest:media-type="application/vnd.sun.xml.ui.configuration" manifest:full-path="Object 39/Configurations2/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irisWipe" smil:subtype="diamond"/>
    </style:style>
    <style:style style:name="dp5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fanWipe" smil:subtype="centerTop"/>
    </style:style>
    <style:style style:name="dp6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7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inWheelWipe" smil:subtype="twoBladeVertical"/>
    </style:style>
    <style:style style:name="dp8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9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10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waterfallWipe" smil:subtype="horizontalRight"/>
    </style:style>
    <style:style style:name="dp1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12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 smil:type="waterfallWipe" smil:subtype="horizontalRight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4cm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5cm" fo:min-width="0.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77cm"/>
    </style:style>
    <style:style style:name="gr8" style:family="graphic" style:parent-style-name="standard">
      <style:graphic-properties draw:stroke="none" draw:fill="none" fo:min-height="0.7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17.143cm" text:animation="none" text:animation-repeat="1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9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15.92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1cm" fo:min-width="22.7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1.84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31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pr1" style:family="presentation" style:parent-style-name="lyt-techpoly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lyt-techpoly-notes">
      <style:graphic-properties draw:fill-color="#ffffff" draw:auto-grow-height="true" fo:min-height="11.429cm"/>
    </style:style>
    <style:style style:name="pr3" style:family="presentation" style:parent-style-name="lyt-techpoly-title">
      <style:graphic-properties draw:stroke="none" draw:fill="none" draw:fill-color="#bbe0e3" draw:textarea-horizontal-align="justify" draw:textarea-vertical-align="middle" draw:auto-grow-height="true" draw:auto-grow-width="false" fo:min-height="1.458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lyt-techpoly-notes">
      <style:graphic-properties draw:fill-color="#ffffff" fo:min-height="11.429cm"/>
    </style:style>
    <style:style style:name="pr5" style:family="presentation" style:parent-style-name="lyt-techpoly-title">
      <style:graphic-properties fo:min-height="4.523cm"/>
    </style:style>
    <style:style style:name="pr6" style:family="presentation" style:parent-style-name="lyt-techpoly-outline1">
      <style:graphic-properties fo:min-height="3.81cm"/>
    </style:style>
    <style:style style:name="pr7" style:family="presentation" style:parent-style-name="lyt-techpoly-outline1">
      <style:graphic-properties fo:min-height="5.08cm"/>
    </style:style>
    <style:style style:name="co1" style:family="table-column">
      <style:table-column-properties style:column-width="10.951cm" style:use-optimal-column-width="false"/>
    </style:style>
    <style:style style:name="co2" style:family="table-column">
      <style:table-column-properties style:column-width="10.954cm" style:use-optimal-column-width="false"/>
    </style:style>
    <style:style style:name="co3" style:family="table-column">
      <style:table-column-properties style:column-width="7.828cm" style:use-optimal-column-width="false"/>
    </style:style>
    <style:style style:name="co4" style:family="table-column">
      <style:table-column-properties style:column-width="7.838cm" style:use-optimal-column-width="false"/>
    </style:style>
    <style:style style:name="ro1" style:family="table-row">
      <style:table-row-properties style:row-height="4.039cm"/>
    </style:style>
    <style:style style:name="ro2" style:family="table-row">
      <style:table-row-properties style:row-height="4.297cm"/>
    </style:style>
    <style:style style:name="ro3" style:family="table-row">
      <style:table-row-properties style:row-height="3.71cm"/>
    </style:style>
    <style:style style:name="ce1" style:family="table-cell">
      <style:graphic-properties draw:fill="solid" draw:fill-color="#ffff00" style:repeat="repeat"/>
      <style:paragraph-properties fo:border-left="0.001cm solid #000000" fo:border-right="none" fo:border-top="0.001cm solid #000000" fo:border-bottom="0.001cm solid #000000"/>
    </style:style>
    <style:style style:name="ce2" style:family="table-cell">
      <style:graphic-properties draw:fill="solid" draw:fill-color="#ff0000" style:repeat="repeat"/>
      <style:paragraph-properties fo:border="0.001cm solid #000000"/>
    </style:style>
    <style:style style:name="ce3" style:family="table-cell">
      <style:graphic-properties draw:fill="solid" draw:fill-color="#ccccff" style:repeat="repeat"/>
      <style:paragraph-properties fo:text-align="center"/>
      <style:text-properties fo:font-size="22pt" style:font-size-asian="22pt" style:font-size-complex="22pt"/>
    </style:style>
    <style:style style:name="ce4" style:family="table-cell">
      <style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 style:font-independent-line-spacing="true"/>
      <style:text-properties fo:color="#5e11a6" fo:font-family="Arial" style:font-family-generic="swiss" style:font-pitch="variable" fo:font-size="32pt" fo:font-weight="normal" style:font-size-asian="32pt" style:font-weight-asian="normal" style:font-size-complex="32pt" style:font-weight-complex="normal" style:font-relief="embossed"/>
    </style:style>
    <style:style style:name="P3" style:family="paragraph">
      <style:text-properties fo:color="#5e11a6" fo:font-size="32pt" fo:font-weight="normal" style:font-size-asian="32pt" style:font-weight-asian="normal" style:font-size-complex="32pt" style:font-weight-complex="normal" style:font-relief="embossed"/>
    </style:style>
    <style:style style:name="P4" style:family="paragraph">
      <style:text-properties fo:font-size="24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color="#5e11a6" fo:font-size="32pt" style:font-size-asian="32pt" style:font-size-complex="32pt" style:font-relief="embossed"/>
    </style:style>
    <style:style style:name="P7" style:family="paragraph">
      <style:text-properties fo:color="#5e11a6" fo:font-size="26pt" style:font-size-asian="26pt" style:font-size-complex="26pt" style:font-relief="embossed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start" fo:text-indent="0cm" style:writing-mode="lr-tb" style:font-independent-line-spacing="true"/>
      <style:text-properties fo:color="#5e11a6" fo:font-family="Arial" style:font-family-generic="swiss" style:font-pitch="variable" fo:font-size="32pt" style:font-size-asian="32pt" style:font-size-complex="32pt" style:font-relief="embossed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align="start" fo:text-indent="0cm" style:writing-mode="lr-tb" style:font-independent-line-spacing="true"/>
      <style:text-properties fo:color="#5e11a6" fo:font-family="Arial" style:font-family-generic="swiss" style:font-pitch="variable" fo:font-size="32pt" fo:font-weight="normal" style:font-size-asian="32pt" style:font-weight-asian="normal" style:font-size-complex="32pt" style:font-weight-complex="normal" style:font-relief="embossed"/>
    </style:style>
    <style:style style:name="P12" style:family="paragraph">
      <style:text-properties fo:color="#5e11a6" fo:font-family="Arial" style:font-family-generic="swiss" style:font-pitch="variable" fo:font-size="32pt" style:font-size-asian="32pt" style:font-size-complex="32pt" style:font-relief="embossed"/>
    </style:style>
    <style:style style:name="P13" style:family="paragraph">
      <style:text-properties fo:color="#5e11a6" fo:font-size="32pt" style:text-underline-style="solid" style:text-underline-width="auto" style:text-underline-color="font-color" style:font-size-asian="32pt" style:font-size-complex="32pt"/>
    </style:style>
    <style:style style:name="P14" style:family="paragraph">
      <style:text-properties fo:color="#5e11a6"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15" style:family="paragraph">
      <style:text-properties fo:font-family="Arial" style:font-family-generic="swiss" style:font-pitch="variable" fo:font-size="26pt" style:font-size-asian="26pt" style:font-size-complex="26pt"/>
    </style:style>
    <style:style style:name="P16" style:family="paragraph">
      <style:text-properties fo:color="#5e11a6" fo:font-size="26pt" style:font-size-asian="26pt" style:font-size-complex="26pt"/>
    </style:style>
    <style:style style:name="P17" style:family="paragraph">
      <style:paragraph-properties fo:text-align="center"/>
      <style:text-properties style:use-window-font-color="true" fo:font-size="26pt" style:font-size-asian="26pt" style:font-size-complex="26pt"/>
    </style:style>
    <style:style style:name="P18" style:family="paragraph">
      <style:paragraph-properties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6pt" style:font-size-asian="26pt" style:font-size-complex="26pt"/>
    </style:style>
    <style:style style:name="P20" style:family="paragraph">
      <style:paragraph-properties fo:text-align="center"/>
      <style:text-properties fo:color="#5e11a6" fo:font-size="32pt" style:font-size-asian="32pt" style:font-size-complex="32pt"/>
    </style:style>
    <style:style style:name="P21" style:family="paragraph">
      <style:text-properties fo:color="#5e11a6" fo:font-size="32pt" style:font-size-asian="32pt" style:font-size-complex="32pt"/>
    </style:style>
    <style:style style:name="P22" style:family="paragraph">
      <style:text-properties fo:font-size="22pt" style:font-size-asian="22pt" style:font-size-complex="22pt"/>
    </style:style>
    <style:style style:name="P23" style:family="paragraph">
      <style:paragraph-properties fo:text-align="center"/>
      <style:text-properties fo:color="#5e11a6" fo:font-size="26pt" style:font-size-asian="26pt" style:font-size-complex="26pt"/>
    </style:style>
    <style:style style:name="P24" style:family="paragraph">
      <style:text-properties fo:font-size="26pt" style:font-size-asian="26pt" style:font-size-complex="26pt"/>
    </style:style>
    <style:style style:name="P25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color="#5e11a6" fo:font-family="Arial" style:font-family-generic="swiss" style:font-pitch="variable" fo:font-size="32pt" fo:language="it" fo:country="IT" fo:font-weight="normal" style:font-size-asian="32pt" style:font-weight-asian="normal" style:font-size-complex="32pt" style:font-weight-complex="normal" style:font-relief="embossed"/>
    </style:style>
    <style:style style:name="T2" style:family="text">
      <style:text-properties fo:color="#5e11a6" fo:font-size="32pt" fo:font-weight="normal" style:font-size-asian="32pt" style:font-weight-asian="normal" style:font-size-complex="32pt" style:font-weight-complex="normal" style:font-relief="embosse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5e11a6" fo:font-size="32pt" style:font-size-asian="32pt" style:font-size-complex="32pt" style:font-relief="embossed"/>
    </style:style>
    <style:style style:name="T6" style:family="text">
      <style:text-properties fo:color="#5e11a6" fo:font-size="26pt" style:font-size-asian="26pt" style:font-size-complex="26pt" style:font-relief="embossed"/>
    </style:style>
    <style:style style:name="T7" style:family="text">
      <style:text-properties fo:color="#5e11a6" fo:font-family="Arial" style:font-family-generic="swiss" style:font-pitch="variable" fo:font-size="32pt" style:font-size-asian="32pt" style:font-size-complex="32pt" style:font-relief="embossed"/>
    </style:style>
    <style:style style:name="T8" style:family="text">
      <style:text-properties fo:color="#000000" fo:font-family="Arial" style:font-family-generic="swiss" style:font-pitch="variable" fo:font-size="32pt" style:font-size-asian="32pt" style:font-size-complex="32pt" style:font-relief="none"/>
    </style:style>
    <style:style style:name="T9" style:family="text">
      <style:text-properties fo:color="#5e11a6" fo:font-family="Arial" style:font-family-generic="swiss" style:font-pitch="variable" fo:font-size="32pt" fo:font-weight="normal" style:font-size-asian="32pt" style:font-weight-asian="normal" style:font-size-complex="32pt" style:font-weight-complex="normal" style:font-relief="embossed"/>
    </style:style>
    <style:style style:name="T10" style:family="text">
      <style:text-properties fo:color="#5e11a6" fo:font-size="32pt" style:text-underline-style="solid" style:text-underline-width="auto" style:text-underline-color="font-color" style:font-size-asian="32pt" style:font-size-complex="32pt"/>
    </style:style>
    <style:style style:name="T11" style:family="text">
      <style:text-properties fo:color="#5e11a6"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font-family="Arial" style:font-family-generic="swiss" style:font-pitch="variable" fo:font-size="26pt" style:font-size-asian="26pt" style:font-size-complex="26pt"/>
    </style:style>
    <style:style style:name="T13" style:family="text">
      <style:text-properties fo:font-family="Arial" style:font-style-name="Normal" style:font-family-generic="swiss" fo:font-size="26pt" style:font-family-asian="Arial" style:font-style-name-asian="Normal" style:font-family-generic-asian="swiss" style:font-size-asian="26pt" style:font-family-complex="Arial" style:font-style-name-complex="Normal" style:font-family-generic-complex="swiss" style:font-size-complex="26pt"/>
    </style:style>
    <style:style style:name="T14" style:family="text">
      <style:text-properties fo:color="#5e11a6" fo:font-size="26pt" style:font-size-asian="26pt" style:font-size-complex="26pt"/>
    </style:style>
    <style:style style:name="T15" style:family="text">
      <style:text-properties style:use-window-font-color="true" fo:font-size="26pt" style:font-size-asian="26pt" style:font-size-complex="26pt"/>
    </style:style>
    <style:style style:name="T16" style:family="text">
      <style:text-properties style:use-window-font-color="true" fo:font-family="Arial" style:font-style-name="Normal" style:font-family-generic="swiss" fo:font-size="26pt" style:font-family-asian="Arial" style:font-style-name-asian="Normal" style:font-family-generic-asian="swiss" style:font-size-asian="26pt" style:font-family-complex="Arial" style:font-style-name-complex="Normal" style:font-family-generic-complex="swiss" style:font-size-complex="26pt"/>
    </style:style>
    <style:style style:name="T17" style:family="text">
      <style:text-properties style:use-window-font-color="true" fo:font-family="Arial" style:font-pitch="variable" fo:font-size="26pt" style:font-family-asian="Arial" style:font-style-name-asian="Normal" style:font-family-generic-asian="swiss" style:font-size-asian="26pt" style:font-family-complex="Arial" style:font-style-name-complex="Normal" style:font-family-generic-complex="swiss" style:font-size-complex="26pt"/>
    </style:style>
    <style:style style:name="T18" style:family="text">
      <style:text-properties fo:color="#5e11a6" fo:font-family="Arial" style:font-style-name="Normal" style:font-family-generic="swiss" fo:font-size="26pt" style:font-family-asian="Arial" style:font-style-name-asian="Normal" style:font-family-generic-asian="swiss" style:font-size-asian="26pt" style:font-family-complex="Arial" style:font-style-name-complex="Normal" style:font-family-generic-complex="swiss" style:font-size-complex="26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color="#5e11a6" fo:font-size="32pt" style:font-size-asian="32pt" style:font-size-complex="32pt"/>
    </style:style>
    <style:style style:name="T2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lyt-techpoly" presentation:presentation-page-layout-name="AL1T0">
        <office:forms form:automatic-focus="false" form:apply-design-mode="false"/>
        <draw:frame presentation:style-name="pr1" draw:text-style-name="P2" draw:layer="layout" svg:width="16.51cm" svg:height="4.323cm" svg:x="4.445cm" svg:y="7.107cm" presentation:class="title" presentation:user-transformed="true">
          <draw:text-box>
            <text:list text:style-name="L1">
              <text:list-header>
                <text:p text:style-name="P1"><text:span text:style-name="T1">Gitterbasenreduktion mit </text:span><text:span text:style-name="T1"><text:line-break/></text:span><text:span text:style-name="T1">Random Sampling und </text:span><text:span text:style-name="T1"><text:line-break/></text:span><text:span text:style-name="T1">Heuristischen Erweiterungen</text:span></text:p>
              </text:list-header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1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3" draw:master-page-name="lyt-techpoly" presentation:presentation-page-layout-name="AL2T11">
        <office:forms form:automatic-focus="false" form:apply-design-mode="false"/>
        <draw:frame draw:style-name="gr2" draw:text-style-name="P3" draw:layer="layout" svg:width="9.739cm" svg:height="1.605cm" svg:x="2.326cm" svg:y="3.175cm">
          <draw:text-box>
            <text:p><text:span text:style-name="T2">Was ist ein Gitter?</text:span></text:p>
          </draw:text-box>
        </draw:frame>
        <presentation:notes draw:style-name="dp2">
          <draw:page-thumbnail draw:style-name="gr1" draw:layer="layout" svg:width="12.325cm" svg:height="9.524cm" svg:x="3.361cm" svg:y="1.93cm" draw:page-number="2" presentation:class="page"/>
          <draw:frame presentation:style-name="pr2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Slide2" draw:style-name="dp4" draw:master-page-name="lyt-techpoly" presentation:presentation-page-layout-name="AL2T11" xml:id="id1" draw:id="id1">
        <office:forms form:automatic-focus="false" form:apply-design-mode="false"/>
        <draw:frame draw:style-name="gr3" draw:text-style-name="P5" draw:layer="layout" svg:width="20.955cm" svg:height="2.959cm" svg:x="4.145cm" svg:y="7.501cm">
          <draw:text-box>
            <text:p><text:span text:style-name="T3">Ein Gitter ist eine </text:span><text:span text:style-name="T4">diskrete, additive <text:s text:c="17"/>Untergruppe</text:span><text:span text:style-name="T3"> des </text:span></text:p>
          </draw:text-box>
        </draw:frame>
        <draw:frame draw:style-name="gr4" draw:layer="layout" svg:width="1.431cm" svg:height="1.408cm" svg:x="16.854cm" svg:y="8.95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6" draw:layer="layout" svg:width="9.739cm" svg:height="1.605cm" svg:x="2.326cm" svg:y="3.175cm">
          <draw:text-box>
            <text:p><text:span text:style-name="T5">Was ist ein Gitter?</text:span></text:p>
          </draw:text-box>
        </draw:frame>
        <anim:par presentation:node-type="timing-root">
          <anim:par smil:begin="id1.begin">
            <anim:transitionFilter smil:dur="3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2.325cm" svg:height="9.524cm" svg:x="3.361cm" svg:y="1.93cm" draw:page-number="3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5" draw:master-page-name="lyt-techpoly" presentation:presentation-page-layout-name="AL2T11" xml:id="id2" draw:id="id2">
        <office:forms form:automatic-focus="false" form:apply-design-mode="false"/>
        <draw:frame draw:style-name="gr4" draw:layer="layout" svg:width="1.431cm" svg:height="1.408cm" svg:x="16.684cm" svg:y="5.91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6" draw:layer="layout" svg:width="19.87cm" svg:height="2.959cm" svg:x="2.74cm" svg:y="4.445cm">
          <draw:text-box>
            <text:p><text:span text:style-name="T5">Ein Gitter wird repräsentiert durch eine</text:span></text:p>
            <text:p><text:span text:style-name="T5"><text:s text:c="6"/></text:span><text:span text:style-name="T5">Gitterbasis </text:span></text:p>
          </draw:text-box>
        </draw:frame>
        <draw:frame draw:style-name="gr4" draw:layer="layout" svg:width="6.083cm" svg:height="1.409cm" svg:x="10.654cm" svg:y="6.0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21.577cm" svg:height="2.346cm" svg:x="2.44cm" svg:y="8.99cm">
          <draw:object xlink:href="./Object 4" xlink:type="simple" xlink:show="embed" xlink:actuate="onLoad"/>
          <draw:image xlink:href="./ObjectReplacements/Object 4" xlink:type="simple" xlink:show="embed" xlink:actuate="onLoad"/>
        </draw:frame>
        <anim:par presentation:node-type="timing-root">
          <anim:par smil:begin="id2.begin">
            <anim:transitionFilter smil:dur="3s" smil:type="fanWipe" smil:subtype="centerTop"/>
          </anim:par>
          <anim:seq smil:dur="0s" presentation:node-type="main-sequence"/>
        </anim:par>
        <presentation:notes draw:style-name="dp2">
          <draw:page-thumbnail draw:style-name="gr1" draw:layer="layout" svg:width="12.325cm" svg:height="9.524cm" svg:x="3.361cm" svg:y="1.93cm" draw:page-number="4" presentation:class="page"/>
          <draw:frame presentation:style-name="pr2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6" draw:master-page-name="lyt-techpoly" presentation:presentation-page-layout-name="AL2T11" xml:id="id3" draw:id="id3">
        <office:forms form:automatic-focus="false" form:apply-design-mode="false"/>
        <draw:frame draw:style-name="gr4" draw:layer="layout" svg:width="1.431cm" svg:height="1.408cm" svg:x="16.684cm" svg:y="5.91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6" draw:layer="layout" svg:width="19.87cm" svg:height="2.959cm" svg:x="2.74cm" svg:y="4.445cm">
          <draw:text-box>
            <text:p><text:span text:style-name="T5">Ein Gitter wird repräsentiert durch eine</text:span></text:p>
            <text:p><text:span text:style-name="T5"><text:s text:c="6"/></text:span><text:span text:style-name="T5">Gitterbasis </text:span></text:p>
          </draw:text-box>
        </draw:frame>
        <draw:frame draw:style-name="gr4" draw:layer="layout" svg:width="6.083cm" svg:height="1.409cm" svg:x="10.654cm" svg:y="6.0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21.577cm" svg:height="2.346cm" svg:x="2.44cm" svg:y="8.99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7" draw:layer="layout" svg:width="22.384cm" svg:height="2.451cm" svg:x="1.17cm" svg:y="12.324cm">
          <draw:text-box>
            <text:p><text:span text:style-name="T6">Sind die Basisvektoren des Gitters linear unabhängig,</text:span></text:p>
            <text:p><text:span text:style-name="T6"><text:s text:c="6"/></text:span><text:span text:style-name="T6">spricht man von einem m-dimensionalen Gitter.</text:span></text:p>
          </draw:text-box>
        </draw:frame>
        <anim:par presentation:node-type="timing-root">
          <anim:par smil:begin="id3.begin">
            <anim:transitionFilter smil:dur="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325cm" svg:height="9.524cm" svg:x="3.361cm" svg:y="1.93cm" draw:page-number="5" presentation:class="page"/>
          <draw:frame presentation:style-name="pr2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7" draw:master-page-name="lyt-techpoly" presentation:presentation-page-layout-name="AL1T0" xml:id="id4" draw:id="id4">
        <office:forms form:automatic-focus="false" form:apply-design-mode="false"/>
        <draw:frame presentation:style-name="pr3" draw:text-style-name="P9" draw:layer="layout" svg:width="22.225cm" svg:height="1.718cm" svg:x="1.605cm" svg:y="2.101cm" presentation:class="title" presentation:user-transformed="true">
          <draw:text-box>
            <text:list text:style-name="L1">
              <text:list-header>
                <text:p text:style-name="P8"><text:span text:style-name="T7">Ein </text:span><text:span text:style-name="T8">2-</text:span><text:span text:style-name="T7"> und ein </text:span><text:span text:style-name="T8">3-</text:span><text:span text:style-name="T7">dimensionales Gitter:</text:span></text:p>
              </text:list-header>
            </text:list>
          </draw:text-box>
        </draw:frame>
        <draw:frame draw:style-name="gr5" draw:text-style-name="P10" draw:layer="layout" svg:width="10.632cm" svg:height="9.277cm" svg:x="2.368cm" svg:y="5.25cm">
          <draw:image xlink:href="Pictures/200000020000009D00000089B11F2683.eps" xlink:type="simple" xlink:show="embed" xlink:actuate="onLoad">
            <text:p/>
          </draw:image>
        </draw:frame>
        <draw:frame draw:style-name="gr4" draw:layer="layout" svg:width="6.215cm" svg:height="2.125cm" svg:x="4.345cm" svg:y="15.3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layer="layout" svg:width="8.254cm" svg:height="3.056cm" svg:x="13.97cm" svg:y="14.72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10" draw:layer="layout" svg:width="10.137cm" svg:height="10.073cm" svg:x="13.97cm" svg:y="4.532cm">
          <draw:image xlink:href="Pictures/200000020000009C0000009B4F67112E.eps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1" draw:layer="layout" svg:width="12.325cm" svg:height="9.524cm" svg:x="3.361cm" svg:y="1.93cm" draw:page-number="6" presentation:class="page"/>
          <draw:frame presentation:style-name="pr2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Slide3" draw:style-name="dp8" draw:master-page-name="lyt-techpoly" presentation:presentation-page-layout-name="AL1T0" xml:id="id5" draw:id="id5">
        <office:forms form:automatic-focus="false" form:apply-design-mode="false"/>
        <draw:frame presentation:style-name="pr3" draw:text-style-name="P11" draw:layer="layout" svg:width="18.415cm" svg:height="2.969cm" svg:x="3.58cm" svg:y="2.64cm" presentation:class="title" presentation:user-transformed="true">
          <draw:text-box>
            <text:list text:style-name="L1">
              <text:list-header>
                <text:p text:style-name="P8"><text:span text:style-name="T9">Jedes Gitter besitzt unendliche </text:span><text:span text:style-name="T9"><text:line-break/></text:span><text:span text:style-name="T9"> <text:s text:c="12"/>viele Gitterbasen:</text:span></text:p>
              </text:list-header>
            </text:list>
          </draw:text-box>
        </draw:frame>
        <draw:frame draw:style-name="gr5" draw:text-style-name="P10" draw:layer="layout" svg:width="10.16cm" svg:height="10.095cm" svg:x="13.335cm" svg:y="6.08cm">
          <draw:image xlink:href="Pictures/200000020000009C0000009B20B544DD.eps" xlink:type="simple" xlink:show="embed" xlink:actuate="onLoad">
            <text:p/>
          </draw:image>
        </draw:frame>
        <draw:frame draw:style-name="gr5" draw:text-style-name="P10" draw:layer="layout" svg:width="10.137cm" svg:height="10.073cm" svg:x="1.928cm" svg:y="6.45cm">
          <draw:image xlink:href="Pictures/200000020000009C0000009B4F67112E.eps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2.325cm" svg:height="9.524cm" svg:x="3.361cm" svg:y="1.93cm" draw:page-number="7" presentation:class="page"/>
          <draw:frame presentation:style-name="pr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9" draw:master-page-name="lyt-techpoly" presentation:presentation-page-layout-name="AL3T1" xml:id="id6" draw:id="id6">
        <office:forms form:automatic-focus="false" form:apply-design-mode="false"/>
        <draw:frame draw:style-name="gr4" draw:layer="layout" svg:width="5.777cm" svg:height="1.352cm" svg:x="14.062cm" svg:y="7.955cm" presentation:class="object" presentation:user-transformed="true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6" draw:text-style-name="P5" draw:layer="layout" svg:width="2.605cm" svg:height="1.605cm" svg:x="3.745cm" svg:y="7.755cm">
          <draw:text-box>
            <text:p><text:span text:style-name="T3">D.h. </text:span></text:p>
          </draw:text-box>
        </draw:frame>
        <draw:frame draw:style-name="gr4" draw:layer="layout" svg:width="5.546cm" svg:height="1.405cm" svg:x="6.455cm" svg:y="7.85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7" draw:text-style-name="P5" draw:layer="layout" svg:width="2.54cm" svg:height="1.605cm" svg:x="11.8cm" svg:y="7.755cm">
          <draw:text-box>
            <text:p><text:span text:style-name="T3">mit</text:span></text:p>
          </draw:text-box>
        </draw:frame>
        <draw:g>
          <draw:frame draw:style-name="gr4" draw:layer="layout" svg:width="4.298cm" svg:height="1.252cm" svg:x="12.212cm" svg:y="9.717cm"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style-name="gr7" draw:text-style-name="P5" draw:layer="layout" svg:width="3.175cm" svg:height="1.605cm" svg:x="9.659cm" svg:y="9.525cm">
            <draw:text-box>
              <text:p><text:span text:style-name="T3">und</text:span></text:p>
            </draw:text-box>
          </draw:frame>
        </draw:g>
        <draw:g>
          <draw:frame draw:style-name="gr4" draw:layer="layout" svg:width="15.252cm" svg:height="3.165cm" svg:x="6.151cm" svg:y="12.075cm"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style-name="gr7" draw:text-style-name="P5" draw:layer="layout" svg:width="4.445cm" svg:height="1.605cm" svg:x="4.945cm" svg:y="11.93cm">
            <draw:text-box>
              <text:p><text:span text:style-name="T3">wobei</text:span></text:p>
            </draw:text-box>
          </draw:frame>
        </draw:g>
        <draw:frame draw:style-name="gr7" draw:text-style-name="P5" draw:layer="layout" svg:width="2.54cm" svg:height="1.605cm" svg:x="14.305cm" svg:y="7.72cm">
          <draw:text-box>
            <text:p><text:span text:style-name="T3">det</text:span></text:p>
          </draw:text-box>
        </draw:frame>
        <draw:frame draw:style-name="gr4" draw:layer="layout" svg:width="1.999cm" svg:height="0.999cm" svg:x="21.512cm" svg:y="13.312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g>
          <draw:frame draw:style-name="gr2" draw:text-style-name="P12" draw:layer="layout" svg:width="23.675cm" svg:height="4.313cm" svg:x="0.94cm" svg:y="2.237cm">
            <draw:text-box>
              <text:p><text:span text:style-name="T7">Die Basen <text:s text:c="18"/>und</text:span></text:p>
              <text:p><text:span text:style-name="T7"><text:s/></text:span><text:span text:style-name="T7">eines Gitters können durch eine unimodulare </text:span></text:p>
              <text:p><text:span text:style-name="T7">Transformation ineinander überführt werden:</text:span></text:p>
            </draw:text-box>
          </draw:frame>
          <draw:frame draw:style-name="gr4" draw:layer="layout" svg:width="1.431cm" svg:height="1.408cm" svg:x="22.869cm" svg:y="2.402cm"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4" draw:layer="layout" svg:width="5.19cm" svg:height="1.409cm" svg:x="6.822cm" svg:y="2.501cm"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style-name="gr4" draw:layer="layout" svg:width="8.071cm" svg:height="1.409cm" svg:x="14.7cm" svg:y="2.501cm"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</draw:g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325cm" svg:height="9.524cm" svg:x="3.361cm" svg:y="1.93cm" draw:page-number="8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10" draw:master-page-name="lyt-techpoly" presentation:presentation-page-layout-name="AL3T1" xml:id="id7" draw:id="id7">
        <office:forms form:automatic-focus="false" form:apply-design-mode="false"/>
        <draw:frame draw:style-name="gr5" draw:text-style-name="P10" draw:layer="layout" svg:width="18.75cm" svg:height="8.722cm" svg:x="3.475cm" svg:y="7.32cm">
          <draw:image xlink:href="Pictures/20000002000001BD000000CFBE82FEFB.eps" xlink:type="simple" xlink:show="embed" xlink:actuate="onLoad">
            <text:p/>
          </draw:image>
        </draw:frame>
        <draw:frame draw:style-name="gr8" draw:layer="layout" svg:width="0.714cm" svg:height="1.014cm" svg:x="22.861cm" svg:y="10.292cm">
          <draw:text-box>
            <text:p>`</text:p>
          </draw:text-box>
        </draw:frame>
        <draw:frame presentation:style-name="pr3" draw:text-style-name="P11" draw:layer="layout" svg:width="20.119cm" svg:height="4.323cm" svg:x="2.706cm" svg:y="1.985cm" presentation:class="title" presentation:user-transformed="true">
          <draw:text-box>
            <text:list text:style-name="L1">
              <text:list-header>
                <text:p text:style-name="P8"><text:span text:style-name="T9"><text:s text:c="2"/></text:span><text:span text:style-name="T9">Ziel der Gitterbasisreduktion ist es, Basisvektoren zu finden, die möglichst <text:s text:c="3"/>kurz und orthogonal zueinander sind.</text:span></text:p>
              </text:list-header>
            </text:list>
          </draw:text-box>
        </draw:frame>
        <anim:par presentation:node-type="timing-root">
          <anim:par smil:begin="id7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2.325cm" svg:height="9.524cm" svg:x="3.361cm" svg:y="1.93cm" draw:page-number="9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10" draw:master-page-name="lyt-techpoly" presentation:presentation-page-layout-name="AL3T1" xml:id="id8" draw:id="id8">
        <office:forms form:automatic-focus="false" form:apply-design-mode="false"/>
        <draw:frame draw:style-name="gr9" draw:text-style-name="P13" draw:layer="layout" svg:width="19.05cm" svg:height="1.905cm" svg:x="1.435cm" svg:y="2.345cm">
          <draw:text-box>
            <text:p><text:span text:style-name="T10">Shortest Vector Problem (SVP):</text:span></text:p>
          </draw:text-box>
        </draw:frame>
        <draw:frame draw:style-name="gr2" draw:layer="layout" svg:width="12.58cm" svg:height="2.367cm" svg:x="2.69cm" svg:y="4.285cm">
          <draw:text-box>
            <text:p><text:span text:style-name="T3">Finde einen Gittervektor</text:span></text:p>
            <text:p/>
          </draw:text-box>
        </draw:frame>
        <draw:frame draw:style-name="gr4" draw:layer="layout" svg:width="2.477cm" svg:height="1.248cm" svg:x="15.433cm" svg:y="4.53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5" draw:layer="layout" svg:width="5.036cm" svg:height="1.605cm" svg:x="18.189cm" svg:y="4.347cm">
          <draw:text-box>
            <text:p><text:span text:style-name="T3">so dass, </text:span></text:p>
          </draw:text-box>
        </draw:frame>
        <draw:frame draw:style-name="gr4" draw:layer="layout" svg:width="10.902cm" svg:height="1.446cm" svg:x="7.813cm" svg:y="6.19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draw:text-style-name="P13" draw:layer="layout" svg:width="19.05cm" svg:height="1.905cm" svg:x="1.37cm" svg:y="8.94cm">
          <draw:text-box>
            <text:p><text:span text:style-name="T10">Closest Vector Problem (CVP):</text:span></text:p>
          </draw:text-box>
        </draw:frame>
        <draw:frame draw:style-name="gr10" draw:layer="layout" svg:width="19.685cm" svg:height="1.605cm" svg:x="1.555cm" svg:y="10.9cm">
          <draw:text-box>
            <text:p><text:span text:style-name="T3">Finde zu einem vorgegebenen Vektor</text:span></text:p>
          </draw:text-box>
        </draw:frame>
        <draw:frame draw:style-name="gr4" draw:layer="layout" svg:width="2.477cm" svg:height="1.248cm" svg:x="11.7cm" svg:y="12.827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5" draw:layer="layout" svg:width="5.036cm" svg:height="1.605cm" svg:x="14.484cm" svg:y="12.57cm">
          <draw:text-box>
            <text:p><text:span text:style-name="T3">so dass, </text:span></text:p>
          </draw:text-box>
        </draw:frame>
        <draw:frame draw:style-name="gr4" draw:layer="layout" svg:width="14.096cm" svg:height="1.446cm" svg:x="5.013cm" svg:y="14.21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9.434cm" svg:height="1.605cm" svg:x="1.931cm" svg:y="12.57cm">
          <draw:text-box>
            <text:p><text:span text:style-name="T3">einen Gittervektor</text:span></text:p>
          </draw:text-box>
        </draw:frame>
        <draw:frame draw:style-name="gr4" draw:layer="layout" svg:width="3.032cm" svg:height="1.413cm" svg:x="21.025cm" svg:y="11cm">
          <draw:object xlink:href="./Object 22" xlink:type="simple" xlink:show="embed" xlink:actuate="onLoad"/>
          <draw:image xlink:href="./ObjectReplacements/Object 22" xlink:type="simple" xlink:show="embed" xlink:actuate="onLoad"/>
        </draw:frame>
        <anim:par presentation:node-type="timing-root">
          <anim:par smil:begin="id8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2.325cm" svg:height="9.524cm" svg:x="3.361cm" svg:y="1.93cm" draw:page-number="10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10" draw:master-page-name="lyt-techpoly" presentation:presentation-page-layout-name="AL3T1" xml:id="id9" draw:id="id9">
        <office:forms form:automatic-focus="false" form:apply-design-mode="false"/>
        <draw:frame presentation:style-name="pr5" draw:text-style-name="P14" draw:layer="layout" svg:width="24.03cm" svg:height="4.523cm" svg:x="0.6cm" svg:y="1.805cm" presentation:class="title" presentation:user-transformed="true">
          <draw:text-box>
            <text:p><text:span text:style-name="T11">Zur Lösung dieser Probleme werden verschiedene unimodulare Transformationstechniken eingesetzt:</text:span></text:p>
          </draw:text-box>
        </draw:frame>
        <draw:frame presentation:style-name="pr6" draw:text-style-name="P15" draw:layer="layout" svg:width="20.32cm" svg:height="3.81cm" svg:x="2.54cm" svg:y="6.65cm" presentation:class="outline" presentation:user-transformed="true">
          <draw:text-box>
            <text:list text:style-name="L3">
              <text:list-item>
                <text:p><text:span text:style-name="T12">LLL-Reduktion nach A. Lenstra, H. W. Lenstra und L. Lov</text:span><text:span text:style-name="T13">á</text:span><text:span text:style-name="T12">sz (1982)</text:span></text:p>
              </text:list-item>
              <text:list-item>
                <text:p><text:span text:style-name="T12">BKZ-Reduktion nach C.P. Schnorr (1987)</text:span></text:p>
              </text:list-item>
            </text:list>
          </draw:text-box>
        </draw:frame>
        <draw:frame draw:style-name="gr11" draw:text-style-name="P16" draw:layer="layout" svg:width="19.52cm" svg:height="1.351cm" svg:x="3.005cm" svg:y="11.079cm">
          <draw:text-box>
            <text:list text:style-name="L2">
              <text:list-item>
                <text:p><text:span text:style-name="T14">Zweierlei Dinge werden hiermit sichergestellt:</text:span></text:p>
              </text:list-item>
            </text:list>
          </draw:text-box>
        </draw:frame>
        <draw:g>
          <draw:frame draw:style-name="standard" draw:layer="layout" svg:width="21.904cm" svg:height="4.038cm" svg:x="1.805cm" svg:y="13.03cm">
            <table:table table:template-name="default" table:use-first-row-styles="true" table:use-banding-rows-styles="true">
              <table:table-column table:style-name="co1"/>
              <table:table-column table:style-name="co2"/>
              <table:table-row table:style-name="ro1">
                <table:table-cell table:style-name="ce1"/>
                <table:table-cell table:style-name="ce2"/>
              </table:table-row>
            </table:table>
            <draw:image xlink:href="Pictures/TablePreview1.svm" xlink:type="simple" xlink:show="embed" xlink:actuate="onLoad"/>
          </draw:frame>
          <draw:frame draw:style-name="gr4" draw:layer="layout" svg:width="9.209cm" svg:height="2.58cm" svg:x="2.91cm" svg:y="13.854cm"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style-name="gr4" draw:layer="layout" svg:width="10.257cm" svg:height="3.602cm" svg:x="13.07cm" svg:y="13.259cm"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anim:par presentation:node-type="timing-root">
          <anim:par smil:begin="id9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2.325cm" svg:height="9.524cm" svg:x="3.361cm" svg:y="1.93cm" draw:page-number="11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10" draw:master-page-name="lyt-techpoly" presentation:presentation-page-layout-name="AL3T1" xml:id="id10" draw:id="id10">
        <office:forms form:automatic-focus="false" form:apply-design-mode="false"/>
        <draw:frame draw:style-name="gr12" draw:text-style-name="P17" draw:layer="layout" svg:width="17.745cm" svg:height="3.551cm" svg:x="3.845cm" svg:y="12.5cm">
          <draw:text-box>
            <text:p text:style-name="P10"><text:span text:style-name="T15">Um zu garantieren, dass ein Gittervektor</text:span></text:p>
            <text:p text:style-name="P10"><text:span text:style-name="T15">gefunden wird, der das (SVP) löst, muss </text:span></text:p>
            <text:p text:style-name="P10"><text:span text:style-name="T15">die Blockweite </text:span><text:span text:style-name="T16">β gleich </text:span><text:span text:style-name="T17">m gesetzt werden!</text:span></text:p>
          </draw:text-box>
        </draw:frame>
        <draw:frame draw:style-name="gr2" draw:text-style-name="P16" draw:layer="layout" svg:width="20.331cm" svg:height="1.351cm" svg:x="2.429cm" svg:y="2.224cm">
          <draw:text-box>
            <text:p><text:span text:style-name="T14">Die arithmetische Laufzeit der Verfahren beträgt:</text:span></text:p>
          </draw:text-box>
        </draw:frame>
        <draw:frame draw:style-name="gr4" draw:layer="layout" svg:width="19.3cm" svg:height="1.762cm" svg:x="2.888cm" svg:y="4.21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text-style-name="P16" draw:layer="layout" svg:width="18.536cm" svg:height="2.451cm" svg:x="3.462cm" svg:y="6.404cm">
          <draw:text-box>
            <text:p><text:span text:style-name="T14">Im Falle von LLL-Reduktionen ( </text:span><text:span text:style-name="T18">β=2 ) </text:span><text:span text:style-name="T14">ergibt </text:span></text:p>
            <text:p><text:span text:style-name="T14">sich damit polynomiale Laufzeit:</text:span></text:p>
          </draw:text-box>
        </draw:frame>
        <draw:frame draw:style-name="gr4" draw:layer="layout" svg:width="14.399cm" svg:height="1.779cm" svg:x="6.25cm" svg:y="9.29cm">
          <draw:object xlink:href="./Object 26" xlink:type="simple" xlink:show="embed" xlink:actuate="onLoad"/>
          <draw:image xlink:href="./ObjectReplacements/Object 26" xlink:type="simple" xlink:show="embed" xlink:actuate="onLoad"/>
        </draw:frame>
        <anim:par presentation:node-type="timing-root">
          <anim:par smil:begin="id10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2.325cm" svg:height="9.524cm" svg:x="3.361cm" svg:y="1.93cm" draw:page-number="12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11" draw:master-page-name="lyt-techpoly" presentation:presentation-page-layout-name="AL3T1" xml:id="id11" draw:id="id11">
        <office:forms form:automatic-focus="false" form:apply-design-mode="false"/>
        <draw:frame draw:style-name="gr2" draw:text-style-name="P16" draw:layer="layout" svg:width="20.331cm" svg:height="1.351cm" svg:x="2.429cm" svg:y="2.224cm">
          <draw:text-box>
            <text:p><text:span text:style-name="T14">Die arithmetische Laufzeit der Verfahren beträgt:</text:span></text:p>
          </draw:text-box>
        </draw:frame>
        <draw:frame draw:style-name="gr4" draw:layer="layout" svg:width="19.3cm" svg:height="1.762cm" svg:x="2.888cm" svg:y="4.21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text-style-name="P16" draw:layer="layout" svg:width="18.536cm" svg:height="2.451cm" svg:x="3.462cm" svg:y="6.404cm">
          <draw:text-box>
            <text:p><text:span text:style-name="T14">Im Falle von LLL-Reduktionen ( </text:span><text:span text:style-name="T18">β=2 ) </text:span><text:span text:style-name="T14">ergibt </text:span></text:p>
            <text:p><text:span text:style-name="T14">sich damit polynomiale Laufzeit:</text:span></text:p>
          </draw:text-box>
        </draw:frame>
        <draw:frame draw:style-name="gr4" draw:layer="layout" svg:width="14.399cm" svg:height="1.779cm" svg:x="6.25cm" svg:y="9.29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2" draw:text-style-name="P19" draw:layer="layout" svg:width="17.981cm" svg:height="3.551cm" svg:x="3.51cm" svg:y="12.5cm">
          <draw:text-box>
            <text:p text:style-name="P18"><text:span text:style-name="T19">Die Verwendung von großen Blockweiten</text:span></text:p>
            <text:p text:style-name="P18"><text:span text:style-name="T19">hat allerdings einen exponentiellen Anstieg</text:span></text:p>
            <text:p text:style-name="P18"><text:span text:style-name="T19">der Laufzeit zur Folge.</text:span></text:p>
          </draw:text-box>
        </draw:frame>
        <anim:par presentation:node-type="timing-root">
          <anim:par smil:begin="id1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325cm" svg:height="9.524cm" svg:x="3.361cm" svg:y="1.93cm" draw:page-number="13" presentation:class="page"/>
          <draw:frame presentation:style-name="pr4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10" draw:master-page-name="lyt-techpoly" presentation:presentation-page-layout-name="AL3T1" xml:id="id12" draw:id="id12">
        <office:forms form:automatic-focus="false" form:apply-design-mode="false"/>
        <draw:frame presentation:style-name="pr7" draw:text-style-name="P15" draw:layer="layout" svg:width="19.685cm" svg:height="5.946cm" svg:x="3.175cm" svg:y="5.715cm" presentation:class="outline" presentation:user-transformed="true">
          <draw:text-box>
            <text:list text:style-name="L3">
              <text:list-item>
                <text:p><text:span text:style-name="T12">Random Sampling nach C.P Schnorr (2005)</text:span></text:p>
              </text:list-item>
              <text:list-item>
                <text:p><text:span text:style-name="T12">AKS - Siebverfahren in der Version von T. Vidick und P. Q. Nguyen (2007)</text:span></text:p>
              </text:list-item>
              <text:list-item>
                <text:p><text:span text:style-name="T12">Extreme Pruning nach N. Gama, O. Regev und P.Q. Nguyen (2010)</text:span></text:p>
              </text:list-item>
            </text:list>
          </draw:text-box>
        </draw:frame>
        <draw:frame draw:style-name="gr13" draw:text-style-name="P20" draw:layer="layout" svg:width="22.86cm" svg:height="1.605cm" svg:x="1.27cm" svg:y="2.54cm">
          <draw:text-box>
            <text:p text:style-name="P10"><text:span text:style-name="T20">Alternative Methoden zur Lösung des (SVP)</text:span></text:p>
          </draw:text-box>
        </draw:frame>
        <anim:par presentation:node-type="timing-root">
          <anim:par smil:begin="id12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2.325cm" svg:height="9.524cm" svg:x="3.361cm" svg:y="1.93cm" draw:page-number="14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10" draw:master-page-name="lyt-techpoly" presentation:presentation-page-layout-name="AL3T1" xml:id="id13" draw:id="id13">
        <office:forms form:automatic-focus="false" form:apply-design-mode="false"/>
        <draw:frame draw:style-name="gr2" draw:text-style-name="P21" draw:layer="layout" svg:width="13.604cm" svg:height="1.605cm" svg:x="5.715cm" svg:y="1.57cm">
          <draw:text-box>
            <text:p><text:span text:style-name="T20">Der Enumerationsprozess</text:span></text:p>
          </draw:text-box>
        </draw:frame>
        <draw:frame draw:style-name="gr14" draw:text-style-name="P22" draw:layer="layout" svg:width="17.732cm" svg:height="3.98cm" svg:x="3.81cm" svg:y="3.64cm">
          <draw:text-box>
            <text:p><text:span text:style-name="T21">Um Gittervektoren zu lokalisieren, deren </text:span></text:p>
            <text:p><text:span text:style-name="T21">euklidische Längen unterhalb einer vorgegebenen</text:span></text:p>
            <text:p><text:span text:style-name="T21">Schranke liegen, wird ein Backtracking-Verfahren </text:span></text:p>
            <text:p><text:span text:style-name="T21">in Verbindung mit Tiefensuche verwendet:</text:span></text:p>
          </draw:text-box>
        </draw:frame>
        <draw:frame draw:style-name="gr2" draw:layer="layout" svg:width="7.22cm" svg:height="1.013cm" svg:x="1.905cm" svg:y="8.512cm">
          <draw:text-box>
            <text:p>Gesucht wird ein Vektor</text:p>
          </draw:text-box>
        </draw:frame>
        <draw:frame draw:style-name="gr4" draw:layer="layout" svg:width="3.753cm" svg:height="1.645cm" svg:x="19.685cm" svg:y="8.255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" draw:layer="layout" svg:width="2.407cm" svg:height="1.013cm" svg:x="1.905cm" svg:y="10.795cm">
          <draw:text-box>
            <text:p>Es gilt:</text:p>
          </draw:text-box>
        </draw:frame>
        <draw:frame draw:style-name="gr4" draw:layer="layout" svg:width="6.124cm" svg:height="2.126cm" svg:x="9.525cm" svg:y="8.034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1.349cm" svg:height="1.013cm" svg:x="17.066cm" svg:y="8.89cm">
          <draw:text-box>
            <text:p>mit</text:p>
          </draw:text-box>
        </draw:frame>
        <draw:frame draw:style-name="gr4" draw:layer="layout" svg:width="15.177cm" svg:height="2.126cm" svg:x="4.508cm" svg:y="10.16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4" draw:layer="layout" svg:width="4.578cm" svg:height="1.449cm" svg:x="6.985cm" svg:y="12.521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4" draw:layer="layout" svg:width="19.499cm" svg:height="2.14cm" svg:x="3.361cm" svg:y="15.005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2.437cm" svg:height="1.013cm" svg:x="3.913cm" svg:y="12.7cm">
          <draw:text-box>
            <text:p>und da</text:p>
          </draw:text-box>
        </draw:frame>
        <draw:frame draw:style-name="gr2" draw:layer="layout" svg:width="1.878cm" svg:height="1.013cm" svg:x="15.902cm" svg:y="12.957cm">
          <draw:text-box>
            <text:p>folgt:</text:p>
          </draw:text-box>
        </draw:frame>
        <draw:frame draw:style-name="gr4" draw:layer="layout" svg:width="2.071cm" svg:height="1.248cm" svg:x="13.169cm" svg:y="12.7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1.243cm" svg:height="1.013cm" svg:x="11.457cm" svg:y="12.7cm">
          <draw:text-box>
            <text:p>für</text:p>
          </draw:text-box>
        </draw:frame>
        <anim:par presentation:node-type="timing-root">
          <anim:par smil:begin="id13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2.325cm" svg:height="9.524cm" svg:x="3.361cm" svg:y="1.93cm" draw:page-number="15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10" draw:master-page-name="lyt-techpoly" presentation:presentation-page-layout-name="AL3T1" xml:id="id14" draw:id="id14">
        <office:forms form:automatic-focus="false" form:apply-design-mode="false"/>
        <draw:frame draw:style-name="gr2" draw:text-style-name="P21" draw:layer="layout" svg:width="13.604cm" svg:height="1.605cm" svg:x="5.715cm" svg:y="1.57cm">
          <draw:text-box>
            <text:p><text:span text:style-name="T20">Der Enumerationsprozess</text:span></text:p>
          </draw:text-box>
        </draw:frame>
        <draw:frame draw:style-name="gr4" draw:layer="layout" svg:width="1.168cm" svg:height="1.423cm" svg:x="10.968cm" svg:y="12.165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4" draw:layer="layout" svg:width="19.853cm" svg:height="1.791cm" svg:x="3.642cm" svg:y="5.829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16.635cm" svg:height="1.013cm" svg:x="1.78cm" svg:y="9.782cm">
          <draw:text-box>
            <text:p>Daraus ergeben sich für bereits festgelegte Koeffizienten </text:p>
          </draw:text-box>
        </draw:frame>
        <draw:frame draw:style-name="gr2" draw:layer="layout" svg:width="9.549cm" svg:height="1.013cm" svg:x="2.516cm" svg:y="4.445cm">
          <draw:text-box>
            <text:p>Aufgrund der Ungleichungskette</text:p>
          </draw:text-box>
        </draw:frame>
        <draw:frame draw:style-name="gr2" draw:layer="layout" svg:width="14.273cm" svg:height="1.013cm" svg:x="2.54cm" svg:y="8.255cm">
          <draw:text-box>
            <text:p>kann der Suchalgorithmus “backtracken”, sobald:</text:p>
          </draw:text-box>
        </draw:frame>
        <draw:frame draw:style-name="gr4" draw:layer="layout" svg:width="5.701cm" svg:height="1.808cm" svg:x="17.145cm" svg:y="7.717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9.625cm" svg:height="1.013cm" svg:x="1.386cm" svg:y="12.322cm">
          <draw:text-box>
            <text:p>untere und obere Schranken für </text:p>
          </draw:text-box>
        </draw:frame>
        <draw:frame draw:style-name="gr4" draw:layer="layout" svg:width="7.785cm" svg:height="1.423cm" svg:x="3.81cm" svg:y="10.642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0.68cm" svg:height="1.013cm" svg:x="12.065cm" svg:y="12.322cm">
          <draw:text-box>
            <text:p>:</text:p>
          </draw:text-box>
        </draw:frame>
        <draw:frame draw:style-name="gr4" draw:layer="layout" svg:width="17.047cm" svg:height="3.768cm" svg:x="3.273cm" svg:y="13.377cm">
          <draw:object xlink:href="./Object 40" xlink:type="simple" xlink:show="embed" xlink:actuate="onLoad"/>
          <draw:image xlink:href="./ObjectReplacements/Object 40" xlink:type="simple" xlink:show="embed" xlink:actuate="onLoad"/>
        </draw:frame>
        <anim:par presentation:node-type="timing-root">
          <anim:par smil:begin="id14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2.325cm" svg:height="9.524cm" svg:x="3.361cm" svg:y="1.93cm" draw:page-number="16" presentation:class="page"/>
          <draw:frame presentation:style-name="pr4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10" draw:master-page-name="lyt-techpoly" presentation:presentation-page-layout-name="AL3T1" xml:id="id15" draw:id="id15">
        <office:forms form:automatic-focus="false" form:apply-design-mode="false"/>
        <draw:frame draw:style-name="gr15" draw:text-style-name="P23" draw:layer="layout" svg:width="17.376cm" svg:height="4.651cm" svg:x="4.214cm" svg:y="3.175cm">
          <draw:text-box>
            <text:p text:style-name="P10"><text:span text:style-name="T14">Extreme Pruning modifiziert die zentrale </text:span></text:p>
            <text:p text:style-name="P10"><text:span text:style-name="T14">Enumerationsvorschrift und schränkt den</text:span></text:p>
            <text:p text:style-name="P10"><text:span text:style-name="T14">zu enumerierenden Bereich mit Hilfe von </text:span></text:p>
            <text:p text:style-name="P10"><text:span text:style-name="T14">Bounding-Functions level-abhängig ein:</text:span></text:p>
          </draw:text-box>
        </draw:frame>
        <draw:frame draw:style-name="gr4" draw:layer="layout" svg:width="20.775cm" svg:height="4.152cm" svg:x="2.34cm" svg:y="9.583cm">
          <draw:object xlink:href="./Object 35" xlink:type="simple" xlink:show="embed" xlink:actuate="onLoad"/>
          <draw:image xlink:href="./ObjectReplacements/Object 35" xlink:type="simple" xlink:show="embed" xlink:actuate="onLoad"/>
        </draw:frame>
        <anim:par presentation:node-type="timing-root">
          <anim:par smil:begin="id15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2.325cm" svg:height="9.524cm" svg:x="3.361cm" svg:y="1.93cm" draw:page-number="17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10" draw:master-page-name="lyt-techpoly" presentation:presentation-page-layout-name="AL3T1" xml:id="id16" draw:id="id16">
        <office:forms form:automatic-focus="false" form:apply-design-mode="false"/>
        <draw:frame draw:style-name="gr2" draw:text-style-name="P21" draw:layer="layout" svg:width="10.891cm" svg:height="1.605cm" svg:x="7.524cm" svg:y="0.935cm">
          <draw:text-box>
            <text:p><text:span text:style-name="T20">Bounding-Functions:</text:span></text:p>
          </draw:text-box>
        </draw:frame>
        <draw:frame draw:style-name="gr4" draw:layer="layout" svg:width="7.152cm" svg:height="2.386cm" svg:x="16.059cm" svg:y="3.099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4" draw:layer="layout" svg:width="9.15cm" svg:height="4.778cm" svg:x="14.662cm" svg:y="5.887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4" draw:layer="layout" svg:width="19.54cm" svg:height="5.494cm" svg:x="2.775cm" svg:y="12.486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2" draw:text-style-name="P24" draw:layer="layout" svg:width="13.189cm" svg:height="1.351cm" svg:x="2.205cm" svg:y="3.534cm">
          <draw:text-box>
            <text:p><text:span text:style-name="T19">Lineares Begrenzungsfunktion:</text:span></text:p>
          </draw:text-box>
        </draw:frame>
        <draw:frame draw:style-name="gr2" draw:text-style-name="P24" draw:layer="layout" svg:width="13.139cm" svg:height="1.351cm" svg:x="1.227cm" svg:y="7.412cm">
          <draw:text-box>
            <text:p><text:span text:style-name="T19">Treppen-Begrenzungsfunktion:</text:span></text:p>
          </draw:text-box>
        </draw:frame>
        <draw:frame draw:style-name="gr2" draw:text-style-name="P24" draw:layer="layout" svg:width="17.681cm" svg:height="1.351cm" svg:x="1.17cm" svg:y="10.93cm">
          <draw:text-box>
            <text:p><text:span text:style-name="T19">Stückweise-Lineare Begrenzungsfunktion:</text:span></text:p>
          </draw:text-box>
        </draw:frame>
        <draw:frame draw:style-name="gr4" draw:layer="layout" svg:width="3.279cm" svg:height="1.011cm" svg:x="6.38cm" svg:y="8.814cm">
          <draw:object xlink:href="./Object 45" xlink:type="simple" xlink:show="embed" xlink:actuate="onLoad"/>
          <draw:image xlink:href="./ObjectReplacements/Object 45" xlink:type="simple" xlink:show="embed" xlink:actuate="onLoad"/>
        </draw:frame>
        <anim:par presentation:node-type="timing-root">
          <anim:par smil:begin="id16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2.325cm" svg:height="9.524cm" svg:x="3.361cm" svg:y="1.93cm" draw:page-number="18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10" draw:master-page-name="lyt-techpoly" presentation:presentation-page-layout-name="AL3T1" xml:id="id17" draw:id="id17">
        <office:forms form:automatic-focus="false" form:apply-design-mode="false"/>
        <draw:frame draw:style-name="gr5" draw:text-style-name="P10" draw:layer="layout" svg:width="15.105cm" svg:height="15.105cm" svg:x="5.16cm" svg:y="2.84cm">
          <draw:image xlink:href="Pictures/200000020000022C0000022C4310A3D9.eps" xlink:type="simple" xlink:show="embed" xlink:actuate="onLoad">
            <text:p/>
          </draw:image>
        </draw:frame>
        <draw:frame draw:style-name="gr4" draw:layer="layout" svg:width="18.128cm" svg:height="1.437cm" svg:x="3.675cm" svg:y="1.303cm">
          <draw:object xlink:href="./Object 44" xlink:type="simple" xlink:show="embed" xlink:actuate="onLoad"/>
          <draw:image xlink:href="./ObjectReplacements/Object 44" xlink:type="simple" xlink:show="embed" xlink:actuate="onLoad"/>
        </draw:frame>
        <anim:par presentation:node-type="timing-root">
          <anim:par smil:begin="id17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2.325cm" svg:height="9.524cm" svg:x="3.361cm" svg:y="1.93cm" draw:page-number="19" presentation:class="page"/>
          <draw:frame presentation:style-name="pr4" draw:text-style-name="P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12" draw:master-page-name="lyt-techpoly" presentation:presentation-page-layout-name="AL3T1" xml:id="id18" draw:id="id18">
        <office:forms form:automatic-focus="false" form:apply-design-mode="false"/>
        <draw:frame draw:style-name="gr2" draw:text-style-name="P25" draw:layer="layout" svg:width="23.726cm" svg:height="2.959cm" svg:x="0.835cm" svg:y="3.005cm">
          <draw:text-box>
            <text:p text:style-name="P10"><text:span text:style-name="T3">Zeitersparnis beim Enumerationsvorgang</text:span></text:p>
            <text:p text:style-name="P10"><text:span text:style-name="T3">durch Verwendung von Bounding – Functions:</text:span></text:p>
          </draw:text-box>
        </draw:frame>
        <draw:frame draw:style-name="standard" draw:layer="layout" svg:width="23.493cm" svg:height="8.006cm" svg:x="1.005cm" svg:y="6.98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ce3">
              <table:table-cell>
                <text:p text:style-name="P10"><text:span text:style-name="T21"/></text:p>
                <text:p text:style-name="P10"><text:span text:style-name="T21">Lineare </text:span></text:p>
                <text:p text:style-name="P10"><text:span text:style-name="T21">Begrenzunsfunktion</text:span></text:p>
                <text:p text:style-name="P10"><text:span text:style-name="T21"/></text:p>
              </table:table-cell>
              <table:table-cell>
                <text:p text:style-name="P10"><text:span text:style-name="T21"/></text:p>
                <text:p text:style-name="P10"><text:span text:style-name="T21">Treppen-Begrenzungsfuntion</text:span></text:p>
                <text:p text:style-name="P10"><text:span text:style-name="T21"/></text:p>
              </table:table-cell>
              <table:table-cell>
                <text:p text:style-name="P10"><text:span text:style-name="T21"/></text:p>
                <text:p text:style-name="P10"><text:span text:style-name="T21">Stückweise-Lineare</text:span></text:p>
                <text:p text:style-name="P10"><text:span text:style-name="T21">Begrenzungsfunktion</text:span></text:p>
                <text:p text:style-name="P10"><text:span text:style-name="T21"/></text:p>
              </table:table-cell>
            </table:table-row>
            <table:table-row table:style-name="ro3" table:default-cell-style-name="ce4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4" draw:layer="layout" svg:width="2.222cm" svg:height="1.646cm" svg:x="3.808cm" svg:y="12.424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4" draw:layer="layout" svg:width="1.339cm" svg:height="1.41cm" svg:x="4.345cm" svg:y="9.825cm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4" draw:layer="layout" svg:width="1.359cm" svg:height="1.423cm" svg:x="11.996cm" svg:y="9.825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4" draw:layer="layout" svg:width="1.339cm" svg:height="1.41cm" svg:x="19.985cm" svg:y="9.825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4" draw:layer="layout" svg:width="7.062cm" svg:height="1.706cm" svg:x="9.225cm" svg:y="12.364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4" draw:layer="layout" svg:width="7.062cm" svg:height="1.706cm" svg:x="17.045cm" svg:y="12.348cm">
          <draw:object xlink:href="./Object 51" xlink:type="simple" xlink:show="embed" xlink:actuate="onLoad"/>
          <draw:image xlink:href="./ObjectReplacements/Object 51" xlink:type="simple" xlink:show="embed" xlink:actuate="onLoad"/>
        </draw:frame>
        <anim:par presentation:node-type="timing-root">
          <anim:par smil:begin="id18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2.325cm" svg:height="9.524cm" svg:x="3.361cm" svg:y="1.93cm" draw:page-number="20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10" draw:master-page-name="lyt-techpoly" presentation:presentation-page-layout-name="AL3T1" xml:id="id19" draw:id="id19">
        <office:forms form:automatic-focus="false" form:apply-design-mode="false"/>
        <draw:frame draw:style-name="gr2" draw:text-style-name="P6" draw:layer="layout" svg:width="9.828cm" svg:height="1.605cm" svg:x="8.255cm" svg:y="1.57cm">
          <draw:text-box>
            <text:p><text:span text:style-name="T5">Random Sampling</text:span></text:p>
          </draw:text-box>
        </draw:frame>
        <draw:frame draw:style-name="gr2" draw:text-style-name="P24" draw:layer="layout" svg:width="22.346cm" svg:height="5.751cm" svg:x="1.705cm" svg:y="4.009cm">
          <draw:text-box>
            <text:p><text:span text:style-name="T19">Um kurze Gittervektoren zu erzeugen bedient man </text:span></text:p>
            <text:p><text:span text:style-name="T19">sich der Tatsache, dass jeder Gittervektor nicht nur </text:span></text:p>
            <text:p><text:span text:style-name="T19">als Linearkombination der Basisvektoren ausgedrückt</text:span></text:p>
            <text:p><text:span text:style-name="T19">werden kann, sondern auch durch die orthogonalen </text:span></text:p>
            <text:p><text:span text:style-name="T19">Basisvektoren darstellbar ist:</text:span></text:p>
          </draw:text-box>
        </draw:frame>
        <draw:frame draw:style-name="gr4" draw:layer="layout" svg:width="12.91cm" svg:height="3.62cm" svg:x="6.885cm" svg:y="10.295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4" draw:layer="layout" svg:width="10.2cm" svg:height="2.126cm" svg:x="8.015cm" svg:y="14.94cm">
          <draw:object xlink:href="./Object 53" xlink:type="simple" xlink:show="embed" xlink:actuate="onLoad"/>
          <draw:image xlink:href="./ObjectReplacements/Object 53" xlink:type="simple" xlink:show="embed" xlink:actuate="onLoad"/>
        </draw:frame>
        <anim:par presentation:node-type="timing-root">
          <anim:par smil:begin="id19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2.325cm" svg:height="9.524cm" svg:x="3.361cm" svg:y="1.93cm" draw:page-number="21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2" draw:style-name="dp10" draw:master-page-name="lyt-techpoly" presentation:presentation-page-layout-name="AL3T1" xml:id="id20" draw:id="id20">
        <office:forms form:automatic-focus="false" form:apply-design-mode="false"/>
        <draw:frame draw:style-name="gr16" draw:text-style-name="P24" draw:layer="layout" svg:width="21.097cm" svg:height="2.451cm" svg:x="2.24cm" svg:y="3.734cm">
          <draw:text-box>
            <text:p><text:span text:style-name="T19">Man möchte zufällige Gittervektoren <text:s text:c="5"/>erzeugen, </text:span></text:p>
            <text:p><text:span text:style-name="T19">für deren Koeffizienten gilt:</text:span></text:p>
          </draw:text-box>
        </draw:frame>
        <draw:frame draw:style-name="gr4" draw:layer="layout" svg:width="9.72cm" svg:height="5.86cm" svg:x="7.13cm" svg:y="6.32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text-style-name="P24" draw:layer="layout" svg:width="17.812cm" svg:height="1.351cm" svg:x="2.24cm" svg:y="2.059cm">
          <draw:text-box>
            <text:p><text:span text:style-name="T19">Es sei <text:s text:c="37"/>fest gewählt.</text:span></text:p>
          </draw:text-box>
        </draw:frame>
        <draw:frame draw:style-name="gr4" draw:layer="layout" svg:width="8.958cm" svg:height="1.248cm" svg:x="5.277cm" svg:y="2.062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text-style-name="P24" draw:layer="layout" svg:width="17.893cm" svg:height="4.651cm" svg:x="4.145cm" svg:y="12.935cm">
          <draw:text-box>
            <text:p text:style-name="P24"><text:span text:style-name="T19">Die Wahl von <text:s text:c="13"/>gewährleistet, dass <text:s/></text:span></text:p>
            <text:p text:style-name="P24"><text:span text:style-name="T19"/></text:p>
            <text:p text:style-name="P24"><text:span text:style-name="T19"><text:s text:c="53"/></text:span></text:p>
            <text:p text:style-name="P24"><text:span text:style-name="T19"><text:s text:c="11"/></text:span><text:span text:style-name="T19">eine Basis des Gitters bleibt.</text:span></text:p>
          </draw:text-box>
        </draw:frame>
        <draw:frame draw:style-name="gr4" draw:layer="layout" svg:width="0.782cm" svg:height="1.248cm" svg:x="17.58cm" svg:y="3.732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4" draw:layer="layout" svg:width="2.92cm" svg:height="1.41cm" svg:x="10.19cm" svg:y="12.946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4" draw:layer="layout" svg:width="13.22cm" svg:height="1.41cm" svg:x="6.36cm" svg:y="14.616cm">
          <draw:object xlink:href="./Object 58" xlink:type="simple" xlink:show="embed" xlink:actuate="onLoad"/>
          <draw:image xlink:href="./ObjectReplacements/Object 58" xlink:type="simple" xlink:show="embed" xlink:actuate="onLoad"/>
        </draw:frame>
        <anim:par presentation:node-type="timing-root">
          <anim:par smil:begin="id20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2.325cm" svg:height="9.524cm" svg:x="3.361cm" svg:y="1.93cm" draw:page-number="22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3" draw:style-name="dp10" draw:master-page-name="lyt-techpoly" presentation:presentation-page-layout-name="AL3T1" xml:id="id21" draw:id="id21">
        <office:forms form:automatic-focus="false" form:apply-design-mode="false"/>
        <draw:frame draw:style-name="gr2" draw:text-style-name="P24" draw:layer="layout" svg:width="19.116cm" svg:height="2.451cm" svg:x="3.275cm" svg:y="2.094cm">
          <draw:text-box>
            <text:p><text:span text:style-name="T19">Der Sample-Algorithmus arbeitet nach einem </text:span></text:p>
            <text:p><text:span text:style-name="T19">ähnlichen Prinzip wie der LLL-Algorithmus:</text:span></text:p>
          </draw:text-box>
        </draw:frame>
        <draw:frame draw:style-name="gr4" draw:layer="layout" svg:width="14.393cm" svg:height="1.143cm" svg:x="3.185cm" svg:y="5.715cm"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2" draw:text-style-name="P24" draw:layer="layout" svg:width="1.268cm" svg:height="1.351cm" svg:x="1.682cm" svg:y="5.515cm">
          <draw:text-box>
            <text:p text:style-name="P24"><text:span text:style-name="T19">1.</text:span></text:p>
          </draw:text-box>
        </draw:frame>
        <draw:frame draw:style-name="gr2" draw:text-style-name="P24" draw:layer="layout" svg:width="12.067cm" svg:height="1.351cm" svg:x="1.647cm" svg:y="7.12cm">
          <draw:text-box>
            <text:p text:style-name="P24"><text:span text:style-name="T19">2. <text:s/>FOR i = m-1,m-2,...,1 DO</text:span></text:p>
          </draw:text-box>
        </draw:frame>
        <draw:frame draw:style-name="gr4" draw:layer="layout" svg:width="16.515cm" svg:height="1.152cm" svg:x="4.475cm" svg:y="11.448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text-style-name="P24" draw:layer="layout" svg:width="11.06cm" svg:height="1.351cm" svg:x="2.958cm" svg:y="8.609cm">
          <draw:text-box>
            <text:p text:style-name="P24"><text:span text:style-name="T19">Wähle ein <text:s text:c="9"/>, so dass: </text:span></text:p>
          </draw:text-box>
        </draw:frame>
        <draw:frame draw:style-name="gr4" draw:layer="layout" svg:width="2.325cm" svg:height="1.011cm" svg:x="7.51cm" svg:y="8.79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4" draw:layer="layout" svg:width="9.266cm" svg:height="3.546cm" svg:x="14.091cm" svg:y="7.62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2" draw:text-style-name="P24" draw:layer="layout" svg:width="3.161cm" svg:height="1.351cm" svg:x="3.01cm" svg:y="12.635cm">
          <draw:text-box>
            <text:p><text:span text:style-name="T19">DONE</text:span></text:p>
          </draw:text-box>
        </draw:frame>
        <draw:frame draw:style-name="gr2" draw:text-style-name="P24" draw:layer="layout" svg:width="6.577cm" svg:height="1.351cm" svg:x="1.905cm" svg:y="14.524cm">
          <draw:text-box>
            <text:p><text:span text:style-name="T19">3. OUTPUT <text:s text:c="4"/></text:span></text:p>
          </draw:text-box>
        </draw:frame>
        <draw:frame draw:style-name="gr4" draw:layer="layout" svg:width="5.455cm" svg:height="1.143cm" svg:x="7.48cm" svg:y="14.735cm">
          <draw:object xlink:href="./Object 63" xlink:type="simple" xlink:show="embed" xlink:actuate="onLoad"/>
          <draw:image xlink:href="./ObjectReplacements/Object 63" xlink:type="simple" xlink:show="embed" xlink:actuate="onLoad"/>
        </draw:frame>
        <anim:par presentation:node-type="timing-root">
          <anim:par smil:begin="id21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2.325cm" svg:height="9.524cm" svg:x="3.361cm" svg:y="1.93cm" draw:page-number="23" presentation:class="page"/>
          <draw:frame presentation:style-name="pr4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dash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9900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text-indent="0cm"/>
      <style:text-properties style:use-window-font-color="true" style:text-outline="false" style:text-line-through-style="none" fo:font-family="Albany" style:font-family-generic="roman" style:font-pitch="variable" fo:font-size="26.2999992370605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1.971cm" fo:margin-right="0cm" fo:margin-top="0cm" fo:margin-bottom="0.328cm" fo:text-indent="-0.657cm"/>
      <style:text-properties fo:font-size="23pt" style:font-size-asian="28pt" style:font-size-complex="28pt"/>
    </style:style>
    <style:style style:name="lyt-techpoly-outline3" style:family="presentation" style:parent-style-name="lyt-techpoly-outline2">
      <style:paragraph-properties fo:margin-left="2.958cm" fo:margin-right="0cm" fo:margin-top="0cm" fo:margin-bottom="0.246cm" fo:text-indent="-0.493cm"/>
      <style:text-properties fo:font-size="19.7999992370605pt" style:font-size-asian="24pt" style:font-size-complex="24pt"/>
    </style:style>
    <style:style style:name="lyt-techpoly-outline4" style:family="presentation" style:parent-style-name="lyt-techpoly-outline3">
      <style:paragraph-properties fo:margin-left="3.943cm" fo:margin-right="0cm" fo:margin-top="0cm" fo:margin-bottom="0.164cm" fo:text-indent="-0.492cm"/>
      <style:text-properties fo:font-size="16.5pt" style:font-size-asian="20pt" style:font-size-complex="20pt"/>
    </style:style>
    <style:style style:name="lyt-techpoly-outline5" style:family="presentation" style:parent-style-name="lyt-techpoly-outline4">
      <style:paragraph-properties fo:margin-left="4.929cm" fo:margin-right="0cm" fo:margin-top="0cm" fo:margin-bottom="0.081cm" fo:text-indent="-0.492cm"/>
      <style:text-properties fo:font-size="16.5pt" style:font-size-asian="20pt" style:font-size-complex="20pt"/>
    </style:style>
    <style:style style:name="lyt-techpoly-outline6" style:family="presentation" style:parent-style-name="lyt-techpoly-outline5">
      <style:paragraph-properties fo:margin-left="5.914cm" fo:margin-right="0cm" fo:margin-top="0cm" fo:margin-bottom="0.081cm" fo:text-indent="-0.492cm"/>
      <style:text-properties fo:font-size="16.5pt" style:font-size-asian="20pt" style:font-size-complex="20pt"/>
    </style:style>
    <style:style style:name="lyt-techpoly-outline7" style:family="presentation" style:parent-style-name="lyt-techpoly-outline6">
      <style:paragraph-properties fo:margin-left="6.9cm" fo:margin-right="0cm" fo:margin-top="0cm" fo:margin-bottom="0.081cm" fo:text-indent="-0.492cm"/>
      <style:text-properties fo:font-size="16.5pt" style:font-size-asian="20pt" style:font-size-complex="20pt"/>
    </style:style>
    <style:style style:name="lyt-techpoly-outline8" style:family="presentation" style:parent-style-name="lyt-techpoly-outline7">
      <style:paragraph-properties fo:margin-left="7.886cm" fo:margin-right="0cm" fo:margin-top="0cm" fo:margin-bottom="0.081cm" fo:text-indent="-0.492cm"/>
      <style:text-properties fo:font-size="16.5pt" style:font-size-asian="20pt" style:font-size-complex="20pt"/>
    </style:style>
    <style:style style:name="lyt-techpoly-outline9" style:family="presentation" style:parent-style-name="lyt-techpoly-outline8">
      <style:paragraph-properties fo:margin-left="8.872cm" fo:margin-right="0cm" fo:margin-top="0cm" fo:margin-bottom="0.081cm" fo:text-indent="-0.492cm"/>
      <style:text-properties fo:font-size="16.5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29.8999996185303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9900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2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2.859cm" svg:height="3.18cm" svg:x="1.27cm" svg:y="0.759cm" presentation:class="title" presentation:placeholder="true">
        <draw:text-box/>
      </draw:frame>
      <draw:frame presentation:style-name="lyt-techpoly-outline1" draw:layer="backgroundobjects" svg:width="22.859cm" svg:height="12.572cm" svg:x="1.27cm" svg:y="4.457cm" presentation:class="outline" presentation:placeholder="true">
        <draw:text-box/>
      </draw:frame>
      <draw:frame presentation:style-name="Mpr2" draw:text-style-name="MP3" draw:layer="backgroundobjects" svg:width="5.917cm" svg:height="1.314cm" svg:x="1.27cm" svg:y="17.354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4" draw:layer="backgroundobjects" svg:width="8.051cm" svg:height="1.314cm" svg:x="8.686cm" svg:y="17.354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5" draw:layer="backgroundobjects" svg:width="5.917cm" svg:height="1.314cm" svg:x="18.211cm" svg:y="17.354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2.325cm" svg:height="9.524cm" svg:x="3.361cm" svg:y="1.93cm" presentation:class="page"/>
        <draw:frame presentation:style-name="lyt-techpoly-notes" draw:layer="backgroundobjects" svg:width="15.239cm" svg:height="11.429cm" svg:x="1.905cm" svg:y="12.064cm" presentation:class="notes" presentation:placeholder="true">
          <draw:text-box/>
        </draw:frame>
        <draw:frame presentation:style-name="Mpr3" draw:text-style-name="MP3" draw:layer="backgroundobjects" svg:width="8.267cm" svg:height="1.269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3" draw:text-style-name="MP5" draw:layer="backgroundobjects" svg:width="8.267cm" svg:height="1.269cm" svg:x="10.782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4" draw:text-style-name="MP3" draw:layer="backgroundobjects" svg:width="8.267cm" svg:height="1.269cm" svg:x="0cm" svg:y="24.13cm" presentation:class="footer">
          <draw:text-box>
            <text:p text:style-name="MP3"><text:span text:style-name="MT1"><presentation:footer/></text:span></text:p>
          </draw:text-box>
        </draw:frame>
        <draw:frame presentation:style-name="Mpr4" draw:text-style-name="MP5" draw:layer="backgroundobjects" svg:width="8.267cm" svg:height="1.269cm" svg:x="10.782cm" svg:y="24.1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Dio creò l’uomo e vide che era cosa buona</dc:title>
    <meta:initial-creator>Luca</meta:initial-creator>
    <meta:creation-date>2001-12-24T13:42:10</meta:creation-date>
    <dc:creator>Heiko Vogel</dc:creator>
    <dc:date>2011-06-14T12:09:03</dc:date>
    <meta:editing-cycles>88</meta:editing-cycles>
    <meta:editing-duration>P1DT7H59M3S</meta:editing-duration>
    <meta:generator>OpenOffice.org/3.3$Unix OpenOffice.org_project/330m20$Build-9567</meta:generator>
    <meta:document-statistic meta:object-count="215"/>
  </office:meta>
</office:document-meta>
</file>

<file path=Object 1/content.xml><?xml version="1.0" encoding="utf-8"?>
<math xmlns="http://www.w3.org/1998/Math/MathML">
  <semantics>
    <msup>
      <mo stretchy="false">ℝ</mo>
      <mi>n</mi>
    </msup>
    <annotation encoding="StarMath 5.0">setR ^n</annotation>
  </semantics>
</math>
</file>

<file path=Object 10/content.xml><?xml version="1.0" encoding="utf-8"?>
<math xmlns="http://www.w3.org/1998/Math/MathML">
  <semantics>
    <mrow>
      <mi>b</mi>
      <mo stretchy="false">∈</mo>
      <mi>L</mi>
    </mrow>
    <annotation encoding="StarMath 5.0">b %element L</annotation>
  </semantics>
</math>
</file>

<file path=Object 11/content.xml><?xml version="1.0" encoding="utf-8"?>
<math xmlns="http://www.w3.org/1998/Math/MathML">
  <semantics>
    <mrow>
      <mrow>
        <mrow>
          <mn>0</mn>
          <mo stretchy="false">&lt;</mo>
          <msub>
            <mfenced open="∥" close="∥">
              <mi>b</mi>
            </mfenced>
            <mi>p</mi>
          </msub>
        </mrow>
        <mo stretchy="false">≤</mo>
        <msub>
          <mfenced open="∥" close="∥">
            <mrow>
              <mi>b</mi>
              <mi>'</mi>
            </mrow>
          </mfenced>
          <mi>p</mi>
        </msub>
      </mrow>
      <mo stretchy="false">∀</mo>
      <mi>b</mi>
      <mi>'</mi>
      <mo stretchy="false">∈</mo>
      <mi>L</mi>
    </mrow>
    <annotation encoding="StarMath 5.0">0&lt;{left ldline b right rdline}_p
&lt;= 
{left ldline b' right rdline}_p forall b' %element L</annotation>
  </semantics>
</math>
</file>

<file path=Object 12/content.xml><?xml version="1.0" encoding="utf-8"?>
<math xmlns="http://www.w3.org/1998/Math/MathML">
  <semantics>
    <mrow>
      <mo stretchy="false">∃</mo>
      <mi/>
      <mi>T</mi>
      <mo stretchy="false">∈</mo>
      <msup>
        <mo stretchy="false">ℤ</mo>
        <mrow>
          <mi>m</mi>
          <mo stretchy="false">×</mo>
          <mi>m</mi>
        </mrow>
      </msup>
    </mrow>
    <annotation encoding="StarMath 5.0">exists `T %element setZ^{m times m}</annotation>
  </semantics>
</math>
</file>

<file path=Object 13/content.xml><?xml version="1.0" encoding="utf-8"?>
<math xmlns="http://www.w3.org/1998/Math/MathML">
  <semantics>
    <mrow>
      <mfenced open="∣" close="∣">
        <mrow>
          <mstyle mathvariant="bold">
            <mrow>
              <mphantom>
                <mstyle>
                  <mrow>
                    <mi mathvariant="italic">XX</mi>
                  </mrow>
                </mstyle>
              </mphantom>
            </mrow>
          </mstyle>
          <mrow>
            <mo stretchy="false">(</mo>
            <mi>T</mi>
            <mo stretchy="false">)</mo>
          </mrow>
          <mphantom>
            <mstyle>
              <mrow/>
            </mstyle>
          </mphantom>
        </mrow>
      </mfenced>
      <mo stretchy="false">=</mo>
      <mn>1</mn>
    </mrow>
    <annotation encoding="StarMath 5.0">abs{bold phantom {XX}(T) phantom{}} = 1</annotation>
  </semantics>
</math>
</file>

<file path=Object 14/content.xml><?xml version="1.0" encoding="utf-8"?>
<math xmlns="http://www.w3.org/1998/Math/MathML">
  <semantics>
    <mrow>
      <mrow>
        <mrow>
          <mi>B</mi>
          <mo stretchy="false">⋅</mo>
          <mi>T</mi>
        </mrow>
        <mo stretchy="false">=</mo>
        <mi>B</mi>
      </mrow>
      <mi>'</mi>
    </mrow>
    <annotation encoding="StarMath 5.0">B cdot T = B'</annotation>
  </semantics>
</math>
</file>

<file path=Object 15/content.xml><?xml version="1.0" encoding="utf-8"?>
<math xmlns="http://www.w3.org/1998/Math/MathML">
  <semantics>
    <mtable>
      <mtr>
        <mtd>
          <mrow>
            <mrow>
              <mi>B</mi>
              <mo stretchy="false">=</mo>
              <mrow>
                <mo stretchy="false">(</mo>
                <mtable>
                  <mtr>
                    <mtd>
                      <msub>
                        <mi>b</mi>
                        <mn>1</mn>
                      </msub>
                    </mtd>
                    <mtd>
                      <msub>
                        <mi>b</mi>
                        <mn>2</mn>
                      </msub>
                    </mtd>
                    <mtd>
                      <mn>...</mn>
                    </mtd>
                    <mtd>
                      <msub>
                        <mi>b</mi>
                        <mi>m</mi>
                      </msub>
                    </mtd>
                  </mtr>
                </mtable>
                <mo stretchy="false">)</mo>
              </mrow>
            </mrow>
            <mi>,</mi>
          </mrow>
        </mtd>
      </mtr>
      <mtr>
        <mtd>
          <mrow>
            <mi>B</mi>
            <mrow>
              <mi>'</mi>
              <mo stretchy="false">=</mo>
              <mrow>
                <mo stretchy="false">(</mo>
                <mtable>
                  <mtr>
                    <mtd>
                      <mrow>
                        <msub>
                          <mi>b</mi>
                          <mn>1</mn>
                        </msub>
                        <mi>'</mi>
                      </mrow>
                    </mtd>
                    <mtd>
                      <mrow>
                        <msub>
                          <mi>b</mi>
                          <mn>2</mn>
                        </msub>
                        <mi>'</mi>
                      </mrow>
                    </mtd>
                    <mtd>
                      <mn>...</mn>
                    </mtd>
                    <mtd>
                      <mrow>
                        <msub>
                          <mi>b</mi>
                          <mi>m</mi>
                        </msub>
                        <mi>'</mi>
                      </mrow>
                    </mtd>
                  </mtr>
                </mtable>
                <mo stretchy="false">)</mo>
              </mrow>
            </mrow>
            <mi/>
            <mo stretchy="false">∈</mo>
            <mi/>
            <msup>
              <mo stretchy="false">ℝ</mo>
              <mrow>
                <mi>n</mi>
                <mo stretchy="false">×</mo>
                <mi>m</mi>
              </mrow>
            </msup>
          </mrow>
        </mtd>
      </mtr>
    </mtable>
    <annotation encoding="StarMath 5.0">B = (matrix{b_1 # b_2 # ... # b_m}), newline 
B'= (matrix{b_1' # b_2' # ... # b_m'})
 ` %element ` setR^{n times m} </annotation>
  </semantics>
</math>
</file>

<file path=Object 16/content.xml><?xml version="1.0" encoding="utf-8"?>
<math xmlns="http://www.w3.org/1998/Math/MathML"/>
</file>

<file path=Object 17/content.xml><?xml version="1.0" encoding="utf-8"?>
<math xmlns="http://www.w3.org/1998/Math/MathML">
  <semantics>
    <msup>
      <mo stretchy="false">ℝ</mo>
      <mi>n</mi>
    </msup>
    <annotation encoding="StarMath 5.0">setR ^n</annotation>
  </semantics>
</math>
</file>

<file path=Object 18/content.xml><?xml version="1.0" encoding="utf-8"?>
<math xmlns="http://www.w3.org/1998/Math/MathML">
  <semantics>
    <mrow>
      <msub>
        <mi>b</mi>
        <mn>1,</mn>
      </msub>
      <msub>
        <mi>b</mi>
        <mn>2,</mn>
      </msub>
      <mn>...</mn>
      <mi>,</mi>
      <msub>
        <mi>b</mi>
        <mi>m</mi>
      </msub>
    </mrow>
    <annotation encoding="StarMath 5.0">b_1, b_2, ..., b_m</annotation>
  </semantics>
</math>
</file>

<file path=Object 19/content.xml><?xml version="1.0" encoding="utf-8"?>
<math xmlns="http://www.w3.org/1998/Math/MathML">
  <semantics>
    <mrow>
      <msub>
        <mi>b</mi>
        <mn>1</mn>
      </msub>
      <mi>'</mi>
      <mi>,</mi>
      <msub>
        <mi>b</mi>
        <mn>2</mn>
      </msub>
      <mi>'</mi>
      <mi>,</mi>
      <mn>...</mn>
      <mi>,</mi>
      <msub>
        <mi>b</mi>
        <mi>m</mi>
      </msub>
      <mi>'</mi>
      <mo stretchy="false">∈</mo>
    </mrow>
    <annotation encoding="StarMath 5.0">b_1', b_2', ..., b_m' %element</annotation>
  </semantics>
</math>
</file>

<file path=Object 2/content.xml><?xml version="1.0" encoding="utf-8"?>
<math xmlns="http://www.w3.org/1998/Math/MathML">
  <semantics>
    <msup>
      <mo stretchy="false">ℝ</mo>
      <mi>n</mi>
    </msup>
    <annotation encoding="StarMath 5.0">setR ^n</annotation>
  </semantics>
</math>
</file>

<file path=Object 20/content.xml><?xml version="1.0" encoding="utf-8"?>
<math xmlns="http://www.w3.org/1998/Math/MathML">
  <semantics>
    <mrow>
      <mi>b</mi>
      <mo stretchy="false">∈</mo>
      <mi>L</mi>
    </mrow>
    <annotation encoding="StarMath 5.0">b %element L</annotation>
  </semantics>
</math>
</file>

<file path=Object 21/content.xml><?xml version="1.0" encoding="utf-8"?>
<math xmlns="http://www.w3.org/1998/Math/MathML">
  <semantics>
    <mrow>
      <mrow>
        <mrow>
          <mn>0</mn>
          <mo stretchy="false">&lt;</mo>
          <msub>
            <mfenced open="∥" close="∥">
              <mrow>
                <mi>b</mi>
                <mo stretchy="false">−</mo>
                <mi>x</mi>
              </mrow>
            </mfenced>
            <mi>p</mi>
          </msub>
        </mrow>
        <mo stretchy="false">≤</mo>
        <msub>
          <mfenced open="∥" close="∥">
            <mrow>
              <mi>b</mi>
              <mrow>
                <mi>'</mi>
                <mo stretchy="false">−</mo>
                <mi>x</mi>
              </mrow>
            </mrow>
          </mfenced>
          <mi>p</mi>
        </msub>
      </mrow>
      <mo stretchy="false">∀</mo>
      <mi>b</mi>
      <mi>'</mi>
      <mo stretchy="false">∈</mo>
      <mi>L</mi>
    </mrow>
    <annotation encoding="StarMath 5.0">0&lt;{left ldline b-x right rdline}_p
&lt;= 
{left ldline b'-x right rdline}_p forall b' %element L</annotation>
  </semantics>
</math>
</file>

<file path=Object 22/content.xml><?xml version="1.0" encoding="utf-8"?>
<math xmlns="http://www.w3.org/1998/Math/MathML">
  <semantics>
    <mrow>
      <mi>x</mi>
      <mo stretchy="false">∈</mo>
      <msup>
        <mo stretchy="false">ℝ</mo>
        <mi>n</mi>
      </msup>
    </mrow>
    <annotation encoding="StarMath 5.0">x %element setR^n</annotation>
  </semantics>
</math>
</file>

<file path=Object 23/content.xml><?xml version="1.0" encoding="utf-8"?>
<math xmlns="http://www.w3.org/1998/Math/MathML">
  <semantics>
    <mrow>
      <mo stretchy="false">Ο</mo>
      <mrow>
        <mo stretchy="false">(</mo>
        <mrow>
          <mrow>
            <mrow>
              <mrow>
                <mi>n</mi>
                <mo stretchy="false">⋅</mo>
                <mi>m</mi>
              </mrow>
              <mo stretchy="false">⋅</mo>
              <mrow>
                <mo stretchy="false">(</mo>
                <mrow>
                  <msup>
                    <mo stretchy="false">β</mo>
                    <mrow>
                      <mo stretchy="false">Ο</mo>
                      <mrow>
                        <mo stretchy="false">(</mo>
                        <mo stretchy="false">β</mo>
                        <mo stretchy="false">)</mo>
                      </mrow>
                    </mrow>
                  </msup>
                  <mo stretchy="false">+</mo>
                  <msup>
                    <mi>m</mi>
                    <mn>2</mn>
                  </msup>
                </mrow>
                <mo stretchy="false">)</mo>
              </mrow>
            </mrow>
            <mo stretchy="false">⋅</mo>
            <mi>log</mi>
          </mrow>
          <mrow>
            <mo stretchy="false">(</mo>
            <mrow>
              <msub>
                <mtext>max</mtext>
                <mrow>
                  <mrow>
                    <mi>i</mi>
                    <mo stretchy="false">=</mo>
                    <mn>1,2,.</mn>
                  </mrow>
                  <mn>..</mn>
                  <mi>,</mi>
                  <mi>m</mi>
                </mrow>
              </msub>
              <msup>
                <mfenced open="∥" close="∥">
                  <msub>
                    <mi>b</mi>
                    <mi>i</mi>
                  </msub>
                </mfenced>
                <mn>2</mn>
              </msup>
            </mrow>
            <mo stretchy="false">)</mo>
          </mrow>
        </mrow>
        <mo stretchy="false">)</mo>
      </mrow>
    </mrow>
    <annotation encoding="StarMath 5.0">%OMICRON(n cdot m cdot (%beta^{%OMICRON(%beta)}+m^2)cdot log("max"_{i=1,2,...,m} {left ldline b_i right ldline}^{2}))</annotation>
  </semantics>
</math>
</file>

<file path=Object 24/content.xml><?xml version="1.0" encoding="utf-8"?>
<math xmlns="http://www.w3.org/1998/Math/MathML">
  <semantics>
    <mtable>
      <mtr>
        <mtd>
          <mrow>
            <mrow>
              <mfenced open="∣" close="∣">
                <msub>
                  <mo stretchy="false">μ</mo>
                  <mrow>
                    <mi>i</mi>
                    <mi>,</mi>
                    <mi>j</mi>
                  </mrow>
                </msub>
              </mfenced>
              <mo stretchy="false">≤</mo>
              <mrow>
                <mn>1</mn>
                <mo stretchy="false">/</mo>
                <mn>2</mn>
              </mrow>
            </mrow>
            <mi>,</mi>
            <mrow>
              <mrow>
                <mrow>
                  <mn>1</mn>
                  <mo stretchy="false">≤</mo>
                  <mi>j</mi>
                </mrow>
                <mo stretchy="false">&lt;</mo>
                <mi>i</mi>
              </mrow>
              <mo stretchy="false">≤</mo>
              <mi>m</mi>
            </mrow>
            <mi>,</mi>
          </mrow>
        </mtd>
      </mtr>
      <mtr>
        <mtd>
          <mrow>
            <msub>
              <mo stretchy="false">μ</mo>
              <mrow>
                <mi>i</mi>
                <mi>,</mi>
                <mi>j</mi>
              </mrow>
            </msub>
            <mrow>
              <mi mathvariant="normal">:</mi>
              <mo stretchy="false">=</mo>
              <mrow>
                <mfenced open="〈" close="〉">
                  <mrow>
                    <msub>
                      <mi>b</mi>
                      <mi>i</mi>
                    </msub>
                    <mi>,</mi>
                    <msub>
                      <mover accent="true">
                        <mi>b</mi>
                        <mo stretchy="false">̂</mo>
                      </mover>
                      <mi>j</mi>
                    </msub>
                  </mrow>
                </mfenced>
                <mo stretchy="false">/</mo>
                <mfenced open="〈" close="〉">
                  <mrow>
                    <msub>
                      <mover accent="true">
                        <mi>b</mi>
                        <mo stretchy="false">̂</mo>
                      </mover>
                      <mi>j</mi>
                    </msub>
                    <mi>,</mi>
                    <msub>
                      <mover accent="true">
                        <mi>b</mi>
                        <mo stretchy="false">̂</mo>
                      </mover>
                      <mi>j</mi>
                    </msub>
                  </mrow>
                </mfenced>
              </mrow>
            </mrow>
          </mrow>
        </mtd>
      </mtr>
    </mtable>
    <annotation encoding="StarMath 5.0">left lline %mu_{i,j} right rline  &lt;= 1 / 2 ,
1 &lt;= j &lt; i &lt;= m,
newline
%mu_{i,j}: = left langle b_i, {hat b}_j right rangle / left langle {hat b}_j, {hat b}_j right rangle
</annotation>
  </semantics>
</math>
</file>

<file path=Object 25/content.xml><?xml version="1.0" encoding="utf-8"?>
<math xmlns="http://www.w3.org/1998/Math/MathML">
  <semantics>
    <mtable>
      <mtr>
        <mtd>
          <mrow>
            <msub>
              <mfenced open="∥" close="∥">
                <mrow>
                  <msub>
                    <mo stretchy="false">π</mo>
                    <mi>i</mi>
                  </msub>
                  <mrow>
                    <mo stretchy="false">(</mo>
                    <msub>
                      <mi>b</mi>
                      <mi>i</mi>
                    </msub>
                    <mo stretchy="false">)</mo>
                  </mrow>
                </mrow>
              </mfenced>
              <mn>2</mn>
            </msub>
            <mo stretchy="false">≤</mo>
            <msub>
              <mfenced open="∥" close="∥">
                <mrow>
                  <msub>
                    <mo stretchy="false">π</mo>
                    <mi>i</mi>
                  </msub>
                  <mrow>
                    <mo stretchy="false">(</mo>
                    <mi>b</mi>
                    <mo stretchy="false">)</mo>
                  </mrow>
                </mrow>
              </mfenced>
              <mn>2,</mn>
            </msub>
          </mrow>
        </mtd>
      </mtr>
      <mtr>
        <mtd>
          <mrow>
            <mo stretchy="false">∀</mo>
            <mi>b</mi>
            <mo stretchy="false">∈</mo>
            <mi>L</mi>
            <mrow>
              <mo stretchy="false">(</mo>
              <mrow>
                <msub>
                  <mi>b</mi>
                  <mi>i</mi>
                </msub>
                <mi>,</mi>
                <msub>
                  <mi>b</mi>
                  <mrow>
                    <mi>i</mi>
                    <mo stretchy="false">+</mo>
                    <mn>1</mn>
                  </mrow>
                </msub>
                <mi>,</mi>
                <mn>...</mn>
                <mi>,</mi>
                <msub>
                  <mi>b</mi>
                  <mrow>
                    <mrow>
                      <mi>i</mi>
                      <mo stretchy="false">+</mo>
                      <mo stretchy="false">β</mo>
                    </mrow>
                    <mo stretchy="false">−</mo>
                    <mn>1</mn>
                  </mrow>
                </msub>
              </mrow>
              <mo stretchy="false">)</mo>
            </mrow>
            <mi>,</mi>
          </mrow>
        </mtd>
      </mtr>
      <mtr>
        <mtd>
          <mrow>
            <mrow>
              <mi>i</mi>
              <mo stretchy="false">=</mo>
              <mn>1,2,.</mn>
            </mrow>
            <mn>..</mn>
            <mi>,</mi>
            <mrow>
              <mrow>
                <mi>m</mi>
                <mo stretchy="false">−</mo>
                <mo stretchy="false">β</mo>
              </mrow>
              <mo stretchy="false">+</mo>
              <mn>1</mn>
            </mrow>
          </mrow>
        </mtd>
      </mtr>
    </mtable>
    <annotation encoding="StarMath 5.0">{left ldline %pi_i(b_i) right rdline}_2 &lt;=
{left ldline %pi_i(b) right rdline}_2,
newline
forall b %element L(b_i,b_{i+1},...,b_{i+%beta-1}),
newline 
i=1,2,...,m-%beta+1</annotation>
  </semantics>
</math>
</file>

<file path=Object 26/content.xml><?xml version="1.0" encoding="utf-8"?>
<math xmlns="http://www.w3.org/1998/Math/MathML">
  <semantics>
    <mrow>
      <mo stretchy="false">Ο</mo>
      <mrow>
        <mo stretchy="false">(</mo>
        <mrow>
          <mrow>
            <mrow>
              <mi>n</mi>
              <mo stretchy="false">⋅</mo>
              <msup>
                <mi>m</mi>
                <mn>3</mn>
              </msup>
            </mrow>
            <mo stretchy="false">⋅</mo>
            <mi>log</mi>
          </mrow>
          <mrow>
            <mo stretchy="false">(</mo>
            <mrow>
              <msub>
                <mtext>max</mtext>
                <mrow>
                  <mrow>
                    <mi>i</mi>
                    <mo stretchy="false">=</mo>
                    <mn>1,2,.</mn>
                  </mrow>
                  <mn>..</mn>
                  <mi>,</mi>
                  <mi>m</mi>
                </mrow>
              </msub>
              <msup>
                <mfenced open="∥" close="∥">
                  <msub>
                    <mi>b</mi>
                    <mi>i</mi>
                  </msub>
                </mfenced>
                <mn>2</mn>
              </msup>
            </mrow>
            <mo stretchy="false">)</mo>
          </mrow>
        </mrow>
        <mo stretchy="false">)</mo>
      </mrow>
    </mrow>
    <annotation encoding="StarMath 5.0">%OMICRON(n cdot m^3 cdot log("max"_{i=1,2,...,m} {left ldline b_i right ldline}^{2}))</annotation>
  </semantics>
</math>
</file>

<file path=Object 27/content.xml><?xml version="1.0" encoding="utf-8"?>
<math xmlns="http://www.w3.org/1998/Math/MathML">
  <semantics>
    <mrow>
      <msubsup>
        <mfenced open="∥" close="∥">
          <mi>v</mi>
        </mfenced>
        <mn>2</mn>
        <mn>2</mn>
      </msubsup>
      <mo stretchy="false">≤</mo>
      <mi>S</mi>
    </mrow>
    <annotation encoding="StarMath 5.0">left ldline v right ldline_2^2 &lt;= S </annotation>
  </semantics>
</math>
</file>

<file path=Object 28/content.xml><?xml version="1.0" encoding="utf-8"?>
<math xmlns="http://www.w3.org/1998/Math/MathML">
  <semantics>
    <mrow>
      <mo stretchy="false">Ο</mo>
      <mrow>
        <mo stretchy="false">(</mo>
        <mrow>
          <mrow>
            <mrow>
              <mrow>
                <mi>n</mi>
                <mo stretchy="false">⋅</mo>
                <mi>m</mi>
              </mrow>
              <mo stretchy="false">⋅</mo>
              <mrow>
                <mo stretchy="false">(</mo>
                <mrow>
                  <msup>
                    <mo stretchy="false">β</mo>
                    <mrow>
                      <mo stretchy="false">Ο</mo>
                      <mrow>
                        <mo stretchy="false">(</mo>
                        <mo stretchy="false">β</mo>
                        <mo stretchy="false">)</mo>
                      </mrow>
                    </mrow>
                  </msup>
                  <mo stretchy="false">+</mo>
                  <msup>
                    <mi>m</mi>
                    <mn>2</mn>
                  </msup>
                </mrow>
                <mo stretchy="false">)</mo>
              </mrow>
            </mrow>
            <mo stretchy="false">⋅</mo>
            <mi>log</mi>
          </mrow>
          <mrow>
            <mo stretchy="false">(</mo>
            <mrow>
              <msub>
                <mtext>max</mtext>
                <mrow>
                  <mrow>
                    <mi>i</mi>
                    <mo stretchy="false">=</mo>
                    <mn>1,2,.</mn>
                  </mrow>
                  <mn>..</mn>
                  <mi>,</mi>
                  <mi>m</mi>
                </mrow>
              </msub>
              <msup>
                <mfenced open="∥" close="∥">
                  <msub>
                    <mi>b</mi>
                    <mi>i</mi>
                  </msub>
                </mfenced>
                <mn>2</mn>
              </msup>
            </mrow>
            <mo stretchy="false">)</mo>
          </mrow>
        </mrow>
        <mo stretchy="false">)</mo>
      </mrow>
    </mrow>
    <annotation encoding="StarMath 5.0">%OMICRON(n cdot m cdot (%beta^{%OMICRON(%beta)}+m^2)cdot log("max"_{i=1,2,...,m} {left ldline b_i right ldline}^{2}))</annotation>
  </semantics>
</math>
</file>

<file path=Object 29/content.xml><?xml version="1.0" encoding="utf-8"?>
<math xmlns="http://www.w3.org/1998/Math/MathML">
  <semantics>
    <mrow>
      <mo stretchy="false">Ο</mo>
      <mrow>
        <mo stretchy="false">(</mo>
        <mrow>
          <mrow>
            <mrow>
              <mi>n</mi>
              <mo stretchy="false">⋅</mo>
              <msup>
                <mi>m</mi>
                <mn>3</mn>
              </msup>
            </mrow>
            <mo stretchy="false">⋅</mo>
            <mi>log</mi>
          </mrow>
          <mrow>
            <mo stretchy="false">(</mo>
            <mrow>
              <msub>
                <mtext>max</mtext>
                <mrow>
                  <mrow>
                    <mi>i</mi>
                    <mo stretchy="false">=</mo>
                    <mn>1,2,.</mn>
                  </mrow>
                  <mn>..</mn>
                  <mi>,</mi>
                  <mi>m</mi>
                </mrow>
              </msub>
              <msup>
                <mfenced open="∥" close="∥">
                  <msub>
                    <mi>b</mi>
                    <mi>i</mi>
                  </msub>
                </mfenced>
                <mn>2</mn>
              </msup>
            </mrow>
            <mo stretchy="false">)</mo>
          </mrow>
        </mrow>
        <mo stretchy="false">)</mo>
      </mrow>
    </mrow>
    <annotation encoding="StarMath 5.0">%OMICRON(n cdot m^3 cdot log("max"_{i=1,2,...,m} {left ldline b_i right ldline}^{2}))</annotation>
  </semantics>
</math>
</file>

<file path=Object 3/content.xml><?xml version="1.0" encoding="utf-8"?>
<math xmlns="http://www.w3.org/1998/Math/MathML">
  <semantics>
    <mrow>
      <msub>
        <mi>b</mi>
        <mn>1,</mn>
      </msub>
      <msub>
        <mi>b</mi>
        <mn>2,</mn>
      </msub>
      <mn>...</mn>
      <mi>,</mi>
      <msub>
        <mi>b</mi>
        <mi>m</mi>
      </msub>
      <mo stretchy="false">∈</mo>
    </mrow>
    <annotation encoding="StarMath 5.0">b_1, b_2, ..., b_m %element</annotation>
  </semantics>
</math>
</file>

<file path=Object 30/content.xml><?xml version="1.0" encoding="utf-8"?>
<math xmlns="http://www.w3.org/1998/Math/MathML">
  <semantics>
    <mrow>
      <mrow>
        <mi>v</mi>
        <mo stretchy="false">=</mo>
        <mrow>
          <msubsup>
            <mo stretchy="false">∑</mo>
            <mrow>
              <mi>i</mi>
              <mo stretchy="false">=</mo>
              <mn>1</mn>
            </mrow>
            <mi>m</mi>
          </msubsup>
          <msub>
            <mi>u</mi>
            <mi>i</mi>
          </msub>
        </mrow>
      </mrow>
      <msub>
        <mi>b</mi>
        <mi>i</mi>
      </msub>
    </mrow>
    <annotation encoding="StarMath 5.0">v=sum_{i=1}^m u_i b_i</annotation>
  </semantics>
</math>
</file>

<file path=Object 31/content.xml><?xml version="1.0" encoding="utf-8"?>
<math xmlns="http://www.w3.org/1998/Math/MathML">
  <semantics>
    <mrow>
      <mrow>
        <msub>
          <mi>b</mi>
          <mi>i</mi>
        </msub>
        <mo stretchy="false">⊥</mo>
        <msub>
          <mo stretchy="false">π</mo>
          <mi>j</mi>
        </msub>
      </mrow>
      <mrow>
        <mo stretchy="false">(</mo>
        <mi>v</mi>
        <mo stretchy="false">)</mo>
      </mrow>
    </mrow>
    <annotation encoding="StarMath 5.0">b_i ortho %pi_j(v)</annotation>
  </semantics>
</math>
</file>

<file path=Object 32/content.xml><?xml version="1.0" encoding="utf-8"?>
<math xmlns="http://www.w3.org/1998/Math/MathML">
  <semantics>
    <mrow>
      <mrow>
        <mrow>
          <mrow>
            <mrow>
              <msubsup>
                <mfenced open="∥" close="∥">
                  <mi>v</mi>
                </mfenced>
                <mn>2</mn>
                <mn>2</mn>
              </msubsup>
              <mo stretchy="false">=</mo>
              <msubsup>
                <mfenced open="∥" close="∥">
                  <mrow>
                    <msub>
                      <mo stretchy="false">π</mo>
                      <mn>1</mn>
                    </msub>
                    <mrow>
                      <mo stretchy="false">(</mo>
                      <mi>v</mi>
                      <mo stretchy="false">)</mo>
                    </mrow>
                  </mrow>
                </mfenced>
                <mn>2</mn>
                <mn>2</mn>
              </msubsup>
            </mrow>
            <mo stretchy="false">≥</mo>
            <msubsup>
              <mfenced open="∥" close="∥">
                <mrow>
                  <msub>
                    <mo stretchy="false">π</mo>
                    <mn>2</mn>
                  </msub>
                  <mrow>
                    <mo stretchy="false">(</mo>
                    <mi>v</mi>
                    <mo stretchy="false">)</mo>
                  </mrow>
                </mrow>
              </mfenced>
              <mn>2</mn>
              <mn>2</mn>
            </msubsup>
          </mrow>
          <mo stretchy="false">≥</mo>
          <mn>...</mn>
        </mrow>
        <mo stretchy="false">≥</mo>
        <msubsup>
          <mfenced open="∥" close="∥">
            <mrow>
              <msub>
                <mo stretchy="false">π</mo>
                <mi>m</mi>
              </msub>
              <mrow>
                <mo stretchy="false">(</mo>
                <mi>v</mi>
                <mo stretchy="false">)</mo>
              </mrow>
            </mrow>
          </mfenced>
          <mn>2</mn>
          <mn>2</mn>
        </msubsup>
      </mrow>
      <mo stretchy="false">=</mo>
      <mn>0</mn>
    </mrow>
    <annotation encoding="StarMath 5.0">left ldline v right ldline_2^2 = left ldline %pi_1(v) right ldline_2^2 &gt;= 
left ldline %pi_2(v) right ldline_2^2 &gt;= ... &gt;= 
left ldline %pi_m(v) right ldline_2^2 = 0 
</annotation>
  </semantics>
</math>
</file>

<file path=Object 33/content.xml><?xml version="1.0" encoding="utf-8"?>
<math xmlns="http://www.w3.org/1998/Math/MathML">
  <semantics>
    <mrow>
      <msub>
        <mo stretchy="false">π</mo>
        <mi>j</mi>
      </msub>
      <mrow>
        <mrow>
          <mo stretchy="false">(</mo>
          <mi>v</mi>
          <mo stretchy="false">)</mo>
        </mrow>
        <mo stretchy="false">=</mo>
        <mrow>
          <mo stretchy="false">(</mo>
          <mrow>
            <mrow>
              <msubsup>
                <mo stretchy="false">∑</mo>
                <mrow>
                  <mi>i</mi>
                  <mo stretchy="false">=</mo>
                  <mi>j</mi>
                </mrow>
                <mi>m</mi>
              </msubsup>
              <msub>
                <mi>u</mi>
                <mi>i</mi>
              </msub>
            </mrow>
            <msub>
              <mo stretchy="false">μ</mo>
              <mrow>
                <mi>i</mi>
                <mi>,</mi>
                <mi>j</mi>
              </mrow>
            </msub>
          </mrow>
          <mo stretchy="false">)</mo>
        </mrow>
      </mrow>
      <mrow>
        <msub>
          <mover accent="true">
            <mi>b</mi>
            <mo stretchy="false">̂</mo>
          </mover>
          <mi>j</mi>
        </msub>
        <mo stretchy="false">+</mo>
        <msub>
          <mo stretchy="false">π</mo>
          <mrow>
            <mi>j</mi>
            <mo stretchy="false">+</mo>
            <mn>1</mn>
          </mrow>
        </msub>
      </mrow>
      <mrow>
        <mo stretchy="false">(</mo>
        <mi>v</mi>
        <mo stretchy="false">)</mo>
      </mrow>
    </mrow>
    <annotation encoding="StarMath 5.0">%pi_j(v) = (sum_{i=j}^m u_i %mu_{i,j}){hat b}_j + %pi_{j+1}(v)
</annotation>
  </semantics>
</math>
</file>

<file path=Object 34/content.xml><?xml version="1.0" encoding="utf-8"?>
<math xmlns="http://www.w3.org/1998/Math/MathML">
  <semantics>
    <msub>
      <mi>u</mi>
      <mi>j</mi>
    </msub>
    <annotation encoding="StarMath 5.0">u_j</annotation>
  </semantics>
</math>
</file>

<file path=Object 35/content.xml><?xml version="1.0" encoding="utf-8"?>
<math xmlns="http://www.w3.org/1998/Math/MathML">
  <semantics>
    <mrow>
      <mrow>
        <msup>
          <mrow>
            <mo stretchy="false">(</mo>
            <mrow>
              <mrow>
                <msub>
                  <mi>u</mi>
                  <mi>j</mi>
                </msub>
                <mo stretchy="false">+</mo>
                <mrow>
                  <msubsup>
                    <mo stretchy="false">∑</mo>
                    <mrow>
                      <mi>i</mi>
                      <mo stretchy="false">=</mo>
                      <mrow>
                        <mi>j</mi>
                        <mo stretchy="false">+</mo>
                        <mn>1</mn>
                      </mrow>
                    </mrow>
                    <mi>m</mi>
                  </msubsup>
                  <msub>
                    <mi>u</mi>
                    <mi>i</mi>
                  </msub>
                </mrow>
              </mrow>
              <msub>
                <mo stretchy="false">μ</mo>
                <mrow>
                  <mi>i</mi>
                  <mi>,</mi>
                  <mi>j</mi>
                </mrow>
              </msub>
            </mrow>
            <mo stretchy="false">)</mo>
          </mrow>
          <mn>2</mn>
        </msup>
        <mo stretchy="false">≤</mo>
        <mi/>
      </mrow>
      <mrow>
        <mrow>
          <mi>R</mi>
          <mrow>
            <mo stretchy="false">(</mo>
            <mi>j</mi>
            <mo stretchy="false">)</mo>
          </mrow>
        </mrow>
        <mo stretchy="false">⋅</mo>
        <mfenced open="(" close=")">
          <mfrac>
            <mrow>
              <mi>S</mi>
              <mo stretchy="false">−</mo>
              <msubsup>
                <mfenced open="∥" close="∥">
                  <mrow>
                    <msub>
                      <mo stretchy="false">π</mo>
                      <mrow>
                        <mi>j</mi>
                        <mo stretchy="false">+</mo>
                        <mn>1</mn>
                      </mrow>
                    </msub>
                    <mrow>
                      <mo stretchy="false">(</mo>
                      <mi>v</mi>
                      <mo stretchy="false">)</mo>
                    </mrow>
                  </mrow>
                </mfenced>
                <mn>2</mn>
                <mn>2</mn>
              </msubsup>
            </mrow>
            <msubsup>
              <mfenced open="∥" close="∥">
                <msub>
                  <mover accent="true">
                    <mi>b</mi>
                    <mo stretchy="false">̂</mo>
                  </mover>
                  <mi>j</mi>
                </msub>
              </mfenced>
              <mn>2</mn>
              <mn>2</mn>
            </msubsup>
          </mfrac>
        </mfenced>
      </mrow>
    </mrow>
    <annotation encoding="StarMath 5.0">(u_j + sum_{i=j+1}^m u_i %mu_{i,j})^2 &lt;= 
`{R(j)} cdot left ( { 
{S - left ldline %pi_{j+1}(v) right ldline^2_2} over {left ldline {hat b}_j right ldline}^2_2  } right )
</annotation>
  </semantics>
</math>
</file>

<file path=Object 36/content.xml><?xml version="1.0" encoding="utf-8"?>
<math xmlns="http://www.w3.org/1998/Math/MathML">
  <semantics>
    <mrow>
      <mrow>
        <msubsup>
          <mfenced open="∥" close="∥">
            <mrow>
              <msub>
                <mo stretchy="false">π</mo>
                <mi>j</mi>
              </msub>
              <mrow>
                <mo stretchy="false">(</mo>
                <mi>v</mi>
                <mo stretchy="false">)</mo>
              </mrow>
            </mrow>
          </mfenced>
          <mn>2</mn>
          <mn>2</mn>
        </msubsup>
        <mo stretchy="false">=</mo>
        <msup>
          <mrow>
            <mo stretchy="false">(</mo>
            <mrow>
              <mrow>
                <msubsup>
                  <mo stretchy="false">∑</mo>
                  <mrow>
                    <mi>i</mi>
                    <mo stretchy="false">=</mo>
                    <mi>j</mi>
                  </mrow>
                  <mi>m</mi>
                </msubsup>
                <msub>
                  <mi>u</mi>
                  <mi>i</mi>
                </msub>
              </mrow>
              <msub>
                <mo stretchy="false">μ</mo>
                <mrow>
                  <mi>i</mi>
                  <mi>,</mi>
                  <mi>j</mi>
                </mrow>
              </msub>
            </mrow>
            <mo stretchy="false">)</mo>
          </mrow>
          <mn>2</mn>
        </msup>
      </mrow>
      <mrow>
        <msubsup>
          <mfenced open="∥" close="∥">
            <msub>
              <mover accent="true">
                <mi>b</mi>
                <mo stretchy="false">̂</mo>
              </mover>
              <mi>j</mi>
            </msub>
          </mfenced>
          <mn>2</mn>
          <mn>2</mn>
        </msubsup>
        <mo stretchy="false">+</mo>
        <msubsup>
          <mfenced open="∥" close="∥">
            <mrow>
              <msub>
                <mo stretchy="false">π</mo>
                <mrow>
                  <mi>j</mi>
                  <mo stretchy="false">+</mo>
                  <mn>1</mn>
                </mrow>
              </msub>
              <mrow>
                <mo stretchy="false">(</mo>
                <mi>v</mi>
                <mo stretchy="false">)</mo>
              </mrow>
            </mrow>
          </mfenced>
          <mn>2</mn>
          <mn>2</mn>
        </msubsup>
      </mrow>
    </mrow>
    <annotation encoding="StarMath 5.0">left ldline %pi_j(v) right ldline^2_2= (sum_{i=j}^m u_i %mu_{i,j})^2 left ldline {hat b}_j right ldline _2^2 + left ldline %pi_{j+1}(v) right ldline^2_2
</annotation>
  </semantics>
</math>
</file>

<file path=Object 37/content.xml><?xml version="1.0" encoding="utf-8"?>
<math xmlns="http://www.w3.org/1998/Math/MathML">
  <semantics>
    <mrow>
      <mi>i</mi>
      <mo stretchy="false">&lt;</mo>
      <mi>j</mi>
    </mrow>
    <annotation encoding="StarMath 5.0">i&lt;j</annotation>
  </semantics>
</math>
</file>

<file path=Object 38/content.xml><?xml version="1.0" encoding="utf-8"?>
<math xmlns="http://www.w3.org/1998/Math/MathML">
  <semantics>
    <mrow>
      <msubsup>
        <mfenced open="∥" close="∥">
          <mrow>
            <msub>
              <mo stretchy="false">π</mo>
              <mi>j</mi>
            </msub>
            <mrow>
              <mo stretchy="false">(</mo>
              <mi>v</mi>
              <mo stretchy="false">)</mo>
            </mrow>
          </mrow>
        </mfenced>
        <mn>2</mn>
        <mn>2</mn>
      </msubsup>
      <mo stretchy="false">&gt;</mo>
      <mi>S</mi>
    </mrow>
    <annotation encoding="StarMath 5.0">left ldline %pi_j(v) right ldline_2^2 &gt; S 

</annotation>
  </semantics>
</math>
</file>

<file path=Object 39/content.xml><?xml version="1.0" encoding="utf-8"?>
<math xmlns="http://www.w3.org/1998/Math/MathML">
  <semantics>
    <mrow>
      <msub>
        <mi>u</mi>
        <mrow>
          <mi>j</mi>
          <mo stretchy="false">+</mo>
          <mn>1</mn>
        </mrow>
      </msub>
      <mi>,</mi>
      <msub>
        <mi>u</mi>
        <mrow>
          <mi>j</mi>
          <mo stretchy="false">+</mo>
          <mn>2</mn>
        </mrow>
      </msub>
      <mi>,</mi>
      <mn>...</mn>
      <mi>,</mi>
      <msub>
        <mi>u</mi>
        <mi>m</mi>
      </msub>
    </mrow>
    <annotation encoding="StarMath 5.0">u_{j+1},u_{j+2},...,u_m</annotation>
  </semantics>
</math>
</file>

<file path=Object 4/content.xml><?xml version="1.0" encoding="utf-8"?>
<math xmlns="http://www.w3.org/1998/Math/MathML">
  <semantics>
    <mrow>
      <mi>L</mi>
      <mrow>
        <mrow>
          <mo stretchy="false">(</mo>
          <mrow>
            <msub>
              <mi>b</mi>
              <mn>1,</mn>
            </msub>
            <msub>
              <mi>b</mi>
              <mn>2,.</mn>
            </msub>
            <mn>..</mn>
            <mi>,</mi>
            <msub>
              <mi>b</mi>
              <mi>m</mi>
            </msub>
          </mrow>
          <mo stretchy="false">)</mo>
        </mrow>
        <mo stretchy="false">=</mo>
        <mfenced open="{" close="}">
          <mrow>
            <mrow>
              <msubsup>
                <mo stretchy="false">∑</mo>
                <mrow>
                  <mi>i</mi>
                  <mo stretchy="false">=</mo>
                  <mn>1</mn>
                </mrow>
                <mi>m</mi>
              </msubsup>
              <msub>
                <mi>t</mi>
                <mi>i</mi>
              </msub>
            </mrow>
            <msub>
              <mi>b</mi>
              <mi>i</mi>
            </msub>
            <mo stretchy="false">∣</mo>
            <msub>
              <mi>t</mi>
              <mi>i</mi>
            </msub>
            <mo stretchy="false">∈</mo>
            <mo stretchy="false">ℤ</mo>
            <mi>,</mi>
            <mrow>
              <mi>i</mi>
              <mo stretchy="false">=</mo>
              <mn>1,2,.</mn>
            </mrow>
            <mn>..</mn>
            <mi>,</mi>
            <mi>m</mi>
          </mrow>
        </mfenced>
      </mrow>
    </mrow>
    <annotation encoding="StarMath 5.0">L(b_1,b_2,...,b_m)=left lbrace sum_{i=1}^m t_i b_i \lline t_i %element setZ, i=1,2,...,m right rbrace
</annotation>
  </semantics>
</math>
</file>

<file path=Object 40/content.xml><?xml version="1.0" encoding="utf-8"?>
<math xmlns="http://www.w3.org/1998/Math/MathML">
  <semantics>
    <mrow>
      <msup>
        <mrow>
          <mo stretchy="false">(</mo>
          <mrow>
            <mrow>
              <msub>
                <mi>u</mi>
                <mi>j</mi>
              </msub>
              <mo stretchy="false">+</mo>
              <mrow>
                <msubsup>
                  <mo stretchy="false">∑</mo>
                  <mrow>
                    <mi>i</mi>
                    <mo stretchy="false">=</mo>
                    <mrow>
                      <mi>j</mi>
                      <mo stretchy="false">+</mo>
                      <mn>1</mn>
                    </mrow>
                  </mrow>
                  <mi>m</mi>
                </msubsup>
                <msub>
                  <mi>u</mi>
                  <mi>i</mi>
                </msub>
              </mrow>
            </mrow>
            <msub>
              <mo stretchy="false">μ</mo>
              <mrow>
                <mi>i</mi>
                <mi>,</mi>
                <mi>j</mi>
              </mrow>
            </msub>
          </mrow>
          <mo stretchy="false">)</mo>
        </mrow>
        <mn>2</mn>
      </msup>
      <mo stretchy="false">≤</mo>
      <mfrac>
        <mrow>
          <mi>S</mi>
          <mo stretchy="false">−</mo>
          <msubsup>
            <mfenced open="∥" close="∥">
              <mrow>
                <msub>
                  <mo stretchy="false">π</mo>
                  <mrow>
                    <mi>j</mi>
                    <mo stretchy="false">+</mo>
                    <mn>1</mn>
                  </mrow>
                </msub>
                <mrow>
                  <mo stretchy="false">(</mo>
                  <mi>v</mi>
                  <mo stretchy="false">)</mo>
                </mrow>
              </mrow>
            </mfenced>
            <mn>2</mn>
            <mn>2</mn>
          </msubsup>
        </mrow>
        <msubsup>
          <mfenced open="∥" close="∥">
            <msub>
              <mover accent="true">
                <mi>b</mi>
                <mo stretchy="false">̂</mo>
              </mover>
              <mi>j</mi>
            </msub>
          </mfenced>
          <mn>2</mn>
          <mn>2</mn>
        </msubsup>
      </mfrac>
    </mrow>
    <annotation encoding="StarMath 5.0">(u_j + sum_{i=j+1}^m u_i %mu_{i,j})^2 &lt;=
{S - left ldline %pi_{j+1}(v) right ldline^2_2} over {left ldline {hat b}_j right ldline}^2_2
</annotation>
  </semantics>
</math>
</file>

<file path=Object 41/content.xml><?xml version="1.0" encoding="utf-8"?>
<math xmlns="http://www.w3.org/1998/Math/MathML">
  <semantics>
    <mrow>
      <msub>
        <mi>R</mi>
        <mn>1</mn>
      </msub>
      <mrow>
        <mo stretchy="false">(</mo>
        <mi>l</mi>
        <mo stretchy="false">)</mo>
      </mrow>
      <mrow>
        <mi mathvariant="normal">:</mi>
        <mo stretchy="false">=</mo>
        <mfenced open="(" close=")">
          <mfrac>
            <mrow>
              <mrow>
                <mi>m</mi>
                <mo stretchy="false">−</mo>
                <mi>l</mi>
              </mrow>
              <mo stretchy="false">+</mo>
              <mn>1</mn>
            </mrow>
            <mi>m</mi>
          </mfrac>
        </mfenced>
      </mrow>
    </mrow>
    <annotation encoding="StarMath 5.0">R_1(l):= left ({m-l+1} over {m} right)</annotation>
  </semantics>
</math>
</file>

<file path=Object 42/content.xml><?xml version="1.0" encoding="utf-8"?>
<math xmlns="http://www.w3.org/1998/Math/MathML">
  <semantics>
    <mrow>
      <msub>
        <mi>R</mi>
        <mn>2</mn>
      </msub>
      <mrow>
        <mo stretchy="false">(</mo>
        <mi>l</mi>
        <mo stretchy="false">)</mo>
      </mrow>
      <mrow>
        <mi mathvariant="normal">:</mi>
        <mo stretchy="false">=</mo>
        <mrow>
          <mo stretchy="true">{</mo>
          <mtable>
            <mtr>
              <mtd>
                <mrow>
                  <mn>1</mn>
                  <mtext> für </mtext>
                  <mrow>
                    <mi>l</mi>
                    <mo stretchy="false">≤</mo>
                    <mfrac>
                      <mrow>
                        <mi>m</mi>
                        <mo stretchy="false">+</mo>
                        <mn>1</mn>
                      </mrow>
                      <mn>2</mn>
                    </mfrac>
                  </mrow>
                </mrow>
              </mtd>
            </mtr>
            <mtr>
              <mtd>
                <mrow>
                  <mo stretchy="false">α</mo>
                  <mtext> für </mtext>
                  <mrow>
                    <mi>l</mi>
                    <mo stretchy="false">&gt;</mo>
                    <mfrac>
                      <mrow>
                        <mi>m</mi>
                        <mo stretchy="false">+</mo>
                        <mn>1</mn>
                      </mrow>
                      <mn>2</mn>
                    </mfrac>
                  </mrow>
                </mrow>
              </mtd>
            </mtr>
          </mtable>
        </mrow>
      </mrow>
    </mrow>
    <annotation encoding="StarMath 5.0">R_2(l):= left lbrace stack{1 " für " l&lt;={m+1} over 2 # %alpha " für " l&gt;{m+1} over 2} right none


</annotation>
  </semantics>
</math>
</file>

<file path=Object 43/content.xml><?xml version="1.0" encoding="utf-8"?>
<math xmlns="http://www.w3.org/1998/Math/MathML">
  <semantics>
    <mrow>
      <msub>
        <mi>R</mi>
        <mn>3</mn>
      </msub>
      <mrow>
        <mo stretchy="false">(</mo>
        <mi>l</mi>
        <mo stretchy="false">)</mo>
      </mrow>
      <mrow>
        <mi mathvariant="normal">:</mi>
        <mo stretchy="false">=</mo>
        <mrow>
          <mo stretchy="true">{</mo>
          <mtable>
            <mtr>
              <mtd>
                <mrow>
                  <mfenced open="(" close=")">
                    <mrow>
                      <mrow>
                        <mn>2</mn>
                        <mrow>
                          <mrow>
                            <mo stretchy="false">α</mo>
                            <mo stretchy="false">−</mo>
                            <mn>1</mn>
                          </mrow>
                          <mo stretchy="false">+</mo>
                          <mrow>
                            <mo stretchy="false">(</mo>
                            <mrow>
                              <mn>1</mn>
                              <mo stretchy="false">−</mo>
                              <mo stretchy="false">α</mo>
                            </mrow>
                            <mo stretchy="false">)</mo>
                          </mrow>
                        </mrow>
                      </mrow>
                      <mo stretchy="false">⋅</mo>
                      <mfrac>
                        <mrow>
                          <mrow>
                            <mn>2</mn>
                            <mo stretchy="false">⋅</mo>
                            <mrow>
                              <mo stretchy="false">(</mo>
                              <mrow>
                                <mi>k</mi>
                                <mo stretchy="false">−</mo>
                                <mi>l</mi>
                              </mrow>
                              <mo stretchy="false">)</mo>
                            </mrow>
                          </mrow>
                          <mo stretchy="false">+</mo>
                          <mn>1</mn>
                        </mrow>
                        <mi>m</mi>
                      </mfrac>
                    </mrow>
                  </mfenced>
                  <mtext> für </mtext>
                  <mrow>
                    <mi>l</mi>
                    <mo stretchy="false">≤</mo>
                    <mfrac>
                      <mrow>
                        <mi>m</mi>
                        <mo stretchy="false">+</mo>
                        <mn>1</mn>
                      </mrow>
                      <mn>2</mn>
                    </mfrac>
                  </mrow>
                </mrow>
              </mtd>
            </mtr>
            <mtr>
              <mtd>
                <mrow>
                  <mrow>
                    <mo stretchy="false">α</mo>
                    <mo stretchy="false">⋅</mo>
                    <mfenced open="(" close=")">
                      <mfrac>
                        <mrow>
                          <mrow>
                            <mn>2</mn>
                            <mo stretchy="false">⋅</mo>
                            <mrow>
                              <mo stretchy="false">(</mo>
                              <mrow>
                                <mi>k</mi>
                                <mo stretchy="false">−</mo>
                                <mi>l</mi>
                              </mrow>
                              <mo stretchy="false">)</mo>
                            </mrow>
                          </mrow>
                          <mo stretchy="false">+</mo>
                          <mn>1</mn>
                        </mrow>
                        <mi>m</mi>
                      </mfrac>
                    </mfenced>
                  </mrow>
                  <mtext> für </mtext>
                  <mrow>
                    <mi>l</mi>
                    <mo stretchy="false">&gt;</mo>
                    <mfrac>
                      <mrow>
                        <mi>m</mi>
                        <mo stretchy="false">+</mo>
                        <mn>1</mn>
                      </mrow>
                      <mn>2</mn>
                    </mfrac>
                  </mrow>
                </mrow>
              </mtd>
            </mtr>
          </mtable>
        </mrow>
      </mrow>
    </mrow>
    <annotation encoding="StarMath 5.0">R_3(l):= left lbrace stack {

left ({2 %alpha -1+(1- %alpha)} cdot {{2 cdot(k-l)+1} over m} right) " für " l&lt;={m+1} over 2
# 
%alpha    cdot left ( {{2 cdot(k-l)+1} over m} right )  
" für " l&gt;{m+1} over 2

} right none</annotation>
  </semantics>
</math>
</file>

<file path=Object 44/content.xml><?xml version="1.0" encoding="utf-8"?>
<math xmlns="http://www.w3.org/1998/Math/MathML">
  <semantics>
    <mrow>
      <msub>
        <mi>R</mi>
        <mn>3</mn>
      </msub>
      <mrow>
        <mo stretchy="false">(</mo>
        <mi>l</mi>
        <mo stretchy="false">)</mo>
      </mrow>
      <mtext> für </mtext>
      <mrow>
        <mrow>
          <mn>1</mn>
          <mo stretchy="false">≤</mo>
          <mi>l</mi>
        </mrow>
        <mo stretchy="false">≤</mo>
        <mn>110,</mn>
      </mrow>
      <mo stretchy="false">α</mo>
      <mo stretchy="false">∈</mo>
      <mo stretchy="false">{</mo>
      <mn>0,</mn>
      <mn>0.25,</mn>
      <mn>0.5,</mn>
      <mn>1</mn>
      <mo stretchy="false">}</mo>
    </mrow>
    <annotation encoding="StarMath 5.0">{R_3(l) " für " 1&lt;=l&lt;=110, %alpha %element \{0, 0.25, 0.5, 1\}}</annotation>
  </semantics>
</math>
</file>

<file path=Object 45/content.xml><?xml version="1.0" encoding="utf-8"?>
<math xmlns="http://www.w3.org/1998/Math/MathML">
  <semantics>
    <mrow>
      <mrow>
        <mn>0</mn>
        <mo stretchy="false">&lt;</mo>
        <mo stretchy="false">α</mo>
      </mrow>
      <mo stretchy="false">&lt;</mo>
      <mn>1</mn>
    </mrow>
    <annotation encoding="StarMath 5.0">0 &lt; %alpha &lt; 1</annotation>
  </semantics>
</math>
</file>

<file path=Object 46/content.xml><?xml version="1.0" encoding="utf-8"?>
<math xmlns="http://www.w3.org/1998/Math/MathML">
  <semantics>
    <mrow>
      <mo stretchy="false">Ο</mo>
      <mfenced open="(" close=")">
        <msup>
          <mn>2</mn>
          <mfrac>
            <mi>m</mi>
            <mn>4</mn>
          </mfrac>
        </msup>
      </mfenced>
    </mrow>
    <annotation encoding="StarMath 5.0">%OMICRON left (2^{m over 4} right )</annotation>
  </semantics>
</math>
</file>

<file path=Object 47/content.xml><?xml version="1.0" encoding="utf-8"?>
<math xmlns="http://www.w3.org/1998/Math/MathML">
  <semantics>
    <msub>
      <mi>R</mi>
      <mn>1</mn>
    </msub>
    <annotation encoding="StarMath 5.0">R_1</annotation>
  </semantics>
</math>
</file>

<file path=Object 48/content.xml><?xml version="1.0" encoding="utf-8"?>
<math xmlns="http://www.w3.org/1998/Math/MathML">
  <semantics>
    <msub>
      <mi>R</mi>
      <mn>2</mn>
    </msub>
    <annotation encoding="StarMath 5.0">R_2</annotation>
  </semantics>
</math>
</file>

<file path=Object 49/content.xml><?xml version="1.0" encoding="utf-8"?>
<math xmlns="http://www.w3.org/1998/Math/MathML">
  <semantics>
    <msub>
      <mi>R</mi>
      <mn>3</mn>
    </msub>
    <annotation encoding="StarMath 5.0">R_3</annotation>
  </semantics>
</math>
</file>

<file path=Object 5/content.xml><?xml version="1.0" encoding="utf-8"?>
<math xmlns="http://www.w3.org/1998/Math/MathML">
  <semantics>
    <msup>
      <mo stretchy="false">ℝ</mo>
      <mi>n</mi>
    </msup>
    <annotation encoding="StarMath 5.0">setR ^n</annotation>
  </semantics>
</math>
</file>

<file path=Object 50/content.xml><?xml version="1.0" encoding="utf-8"?>
<math xmlns="http://www.w3.org/1998/Math/MathML">
  <semantics>
    <mrow>
      <mo stretchy="false">Ο</mo>
      <mfenced open="(" close=")">
        <mrow>
          <msup>
            <mi>m</mi>
            <mrow>
              <mo stretchy="false">−</mo>
              <mfrac>
                <mn>1</mn>
                <mn>2</mn>
              </mfrac>
            </mrow>
          </msup>
          <mo stretchy="false">⋅</mo>
          <msup>
            <mrow>
              <mo stretchy="false">(</mo>
              <mrow>
                <mn>4</mn>
                <mo stretchy="false">α</mo>
                <mrow>
                  <mo stretchy="false">(</mo>
                  <mrow>
                    <mn>1</mn>
                    <mo stretchy="false">−</mo>
                    <mo stretchy="false">α</mo>
                  </mrow>
                  <mo stretchy="false">)</mo>
                </mrow>
              </mrow>
              <mo stretchy="false">)</mo>
            </mrow>
            <mfrac>
              <mi>m</mi>
              <mn>4</mn>
            </mfrac>
          </msup>
        </mrow>
      </mfenced>
    </mrow>
    <annotation encoding="StarMath 5.0">%OMICRON left ( m^{-{1 over 2}} cdot (4 %alpha (1 - %alpha))^{m over 4} right )</annotation>
  </semantics>
</math>
</file>

<file path=Object 51/content.xml><?xml version="1.0" encoding="utf-8"?>
<math xmlns="http://www.w3.org/1998/Math/MathML">
  <semantics>
    <mrow>
      <mo stretchy="false">Ο</mo>
      <mfenced open="(" close=")">
        <mrow>
          <msup>
            <mi>m</mi>
            <mrow>
              <mo stretchy="false">−</mo>
              <mfrac>
                <mn>5</mn>
                <mn>2</mn>
              </mfrac>
            </mrow>
          </msup>
          <mo stretchy="false">⋅</mo>
          <msup>
            <mrow>
              <mo stretchy="false">(</mo>
              <mrow>
                <mn>4</mn>
                <mo stretchy="false">α</mo>
                <mrow>
                  <mo stretchy="false">(</mo>
                  <mrow>
                    <mn>1</mn>
                    <mo stretchy="false">−</mo>
                    <mo stretchy="false">α</mo>
                  </mrow>
                  <mo stretchy="false">)</mo>
                </mrow>
              </mrow>
              <mo stretchy="false">)</mo>
            </mrow>
            <mfrac>
              <mi>m</mi>
              <mn>4</mn>
            </mfrac>
          </msup>
        </mrow>
      </mfenced>
    </mrow>
    <annotation encoding="StarMath 5.0">%OMICRON left ( m^{-{5 over 2}} cdot (4 %alpha (1 - %alpha))^{m over 4} right )</annotation>
  </semantics>
</math>
</file>

<file path=Object 52/content.xml><?xml version="1.0" encoding="utf-8"?>
<math xmlns="http://www.w3.org/1998/Math/MathML">
  <semantics>
    <mtable>
      <mtr>
        <mtd>
          <mrow>
            <mrow>
              <mi>b</mi>
              <mo stretchy="false">=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m</mi>
                </msubsup>
                <msub>
                  <mi>t</mi>
                  <mi>i</mi>
                </msub>
              </mrow>
            </mrow>
            <mrow>
              <msub>
                <mi>b</mi>
                <mi>i</mi>
              </msub>
              <mo stretchy="false">=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m</mi>
                </msubsup>
                <msub>
                  <mo stretchy="false">λ</mo>
                  <mi>i</mi>
                </msub>
              </mrow>
            </mrow>
            <msub>
              <mover accent="true">
                <mi>b</mi>
                <mo stretchy="false">̂</mo>
              </mover>
              <mi>i</mi>
            </msub>
          </mrow>
        </mtd>
      </mtr>
      <mtr>
        <mtd>
          <mrow>
            <mo stretchy="false">(</mo>
            <mrow>
              <msub>
                <mi>t</mi>
                <mi>i</mi>
              </msub>
              <mo stretchy="false">∈</mo>
              <mo stretchy="false">ℤ</mo>
              <mi>,</mi>
              <msub>
                <mo stretchy="false">λ</mo>
                <mi>i</mi>
              </msub>
              <mo stretchy="false">∈</mo>
              <mo stretchy="false">ℝ</mo>
              <mi>,</mi>
              <mrow>
                <mi>i</mi>
                <mo stretchy="false">=</mo>
                <mn>1,2,.</mn>
              </mrow>
              <mn>..</mn>
              <mi>,</mi>
              <mi>m</mi>
            </mrow>
            <mo stretchy="false">)</mo>
          </mrow>
        </mtd>
      </mtr>
    </mtable>
    <annotation encoding="StarMath 5.0">b = sum_{i=1}^m t_i b_i = sum_{i=1}^m %lambda_i {hat b}_i 
newline
(t_i %element setZ, %lambda_i %element setR, i=1,2,...,m)
 </annotation>
  </semantics>
</math>
</file>

<file path=Object 53/content.xml><?xml version="1.0" encoding="utf-8"?>
<math xmlns="http://www.w3.org/1998/Math/MathML">
  <semantics>
    <mrow>
      <mo stretchy="false">⇒</mo>
      <mrow>
        <msubsup>
          <mfenced open="∥" close="∥">
            <mi>b</mi>
          </mfenced>
          <mn>2</mn>
          <mn>2</mn>
        </msubsup>
        <mo stretchy="false">=</mo>
        <mrow>
          <mrow>
            <msubsup>
              <mo stretchy="false">∑</mo>
              <mrow>
                <mi>i</mi>
                <mo stretchy="false">=</mo>
                <mn>1</mn>
              </mrow>
              <mi>m</mi>
            </msubsup>
            <msubsup>
              <mo stretchy="false">λ</mo>
              <mi>i</mi>
              <mn>2</mn>
            </msubsup>
          </mrow>
          <mo stretchy="false">⋅</mo>
          <msubsup>
            <mfenced open="∥" close="∥">
              <msub>
                <mover accent="true">
                  <mi>b</mi>
                  <mo stretchy="false">̂</mo>
                </mover>
                <mi>i</mi>
              </msub>
            </mfenced>
            <mn>2</mn>
            <mn>2</mn>
          </msubsup>
        </mrow>
      </mrow>
    </mrow>
    <annotation encoding="StarMath 5.0"> drarrow left ldline b right ldline_2^2 =  sum_{i=1}^m %lambda_i^2 cdot left ldline {hat b}_i right ldline_2^2 </annotation>
  </semantics>
</math>
</file>

<file path=Object 54/content.xml><?xml version="1.0" encoding="utf-8"?>
<math xmlns="http://www.w3.org/1998/Math/MathML">
  <semantics>
    <mtable>
      <mtr>
        <mtd>
          <mrow>
            <mfenced open="∣" close="∣">
              <msub>
                <mo stretchy="false">λ</mo>
                <mi>i</mi>
              </msub>
            </mfenced>
            <mo stretchy="false">≤</mo>
            <mrow>
              <mo stretchy="true">{</mo>
              <mtable>
                <mtr>
                  <mtd>
                    <mrow>
                      <mfrac>
                        <mn>1</mn>
                        <mn>2</mn>
                      </mfrac>
                      <mtext> für </mtext>
                      <mrow>
                        <mi>i</mi>
                        <mo stretchy="false">&lt;</mo>
                        <mrow>
                          <mi>m</mi>
                          <mo stretchy="false">−</mo>
                          <mi>u</mi>
                        </mrow>
                      </mrow>
                    </mrow>
                  </mtd>
                </mtr>
                <mtr>
                  <mtd>
                    <mrow>
                      <mn>1</mn>
                      <mtext> für </mtext>
                      <mrow>
                        <mi>i</mi>
                        <mo stretchy="false">≥</mo>
                        <mrow>
                          <mi>m</mi>
                          <mo stretchy="false">−</mo>
                          <mi>u</mi>
                        </mrow>
                      </mrow>
                    </mrow>
                  </mtd>
                </mtr>
              </mtable>
            </mrow>
          </mrow>
        </mtd>
      </mtr>
      <mtr>
        <mtd>
          <mrow>
            <msub>
              <mo stretchy="false">λ</mo>
              <mi>m</mi>
            </msub>
            <mo stretchy="false">=</mo>
            <mn>1</mn>
          </mrow>
        </mtd>
      </mtr>
    </mtable>
    <annotation encoding="StarMath 5.0">left lline %lambda_i right lline &lt;= left lbrace stack { 1 over 2 " für " i &lt;m-u # 1 " für " i &gt;= m-u } right none
newline
%lambda_m = 1</annotation>
  </semantics>
</math>
</file>

<file path=Object 55/content.xml><?xml version="1.0" encoding="utf-8"?>
<math xmlns="http://www.w3.org/1998/Math/MathML">
  <semantics>
    <mrow>
      <mi>u</mi>
      <mo stretchy="false">∈</mo>
      <mo stretchy="false">ℤ</mo>
      <mtext> mit </mtext>
      <mrow>
        <mrow>
          <mn>1</mn>
          <mo stretchy="false">≤</mo>
          <mi>u</mi>
        </mrow>
        <mo stretchy="false">&lt;</mo>
        <mi>m</mi>
      </mrow>
    </mrow>
    <annotation encoding="StarMath 5.0">u %element setZ " mit " 1&lt;=u&lt;m</annotation>
  </semantics>
</math>
</file>

<file path=Object 56/content.xml><?xml version="1.0" encoding="utf-8"?>
<math xmlns="http://www.w3.org/1998/Math/MathML">
  <semantics>
    <mi>b</mi>
    <annotation encoding="StarMath 5.0">b</annotation>
  </semantics>
</math>
</file>

<file path=Object 57/content.xml><?xml version="1.0" encoding="utf-8"?>
<math xmlns="http://www.w3.org/1998/Math/MathML">
  <semantics>
    <mrow>
      <msub>
        <mo stretchy="false">λ</mo>
        <mi>m</mi>
      </msub>
      <mo stretchy="false">=</mo>
      <mn>1</mn>
    </mrow>
    <annotation encoding="StarMath 5.0">%lambda_m=1</annotation>
  </semantics>
</math>
</file>

<file path=Object 58/content.xml><?xml version="1.0" encoding="utf-8"?>
<math xmlns="http://www.w3.org/1998/Math/MathML">
  <semantics>
    <mrow>
      <msub>
        <mi>b</mi>
        <mn>1,</mn>
      </msub>
      <msub>
        <mi>b</mi>
        <mn>2,.</mn>
      </msub>
      <mn>..</mn>
      <mi>,</mi>
      <msub>
        <mi>b</mi>
        <mrow>
          <mi>j</mi>
          <mo stretchy="false">−</mo>
          <mn>1</mn>
        </mrow>
      </msub>
      <mi>,</mi>
      <mi>b</mi>
      <mi>,</mi>
      <msub>
        <mi>b</mi>
        <mrow>
          <mi>j</mi>
          <mo stretchy="false">+</mo>
          <mn>1</mn>
        </mrow>
      </msub>
      <mi>,</mi>
      <mn>...</mn>
      <mi>,</mi>
      <msub>
        <mi>b</mi>
        <mrow>
          <mi>m</mi>
          <mo stretchy="false">−</mo>
          <mn>1</mn>
        </mrow>
      </msub>
    </mrow>
    <annotation encoding="StarMath 5.0">b_1,b_2,...,b_{j-1},b,b_{j+1},...,b_{m-1}</annotation>
  </semantics>
</math>
</file>

<file path=Object 59/content.xml><?xml version="1.0" encoding="utf-8"?>
<math xmlns="http://www.w3.org/1998/Math/MathML">
  <semantics>
    <mrow>
      <mi>b</mi>
      <mrow>
        <mi mathvariant="normal">:</mi>
        <mo stretchy="false">=</mo>
        <msub>
          <mi>b</mi>
          <mi>m</mi>
        </msub>
      </mrow>
      <mi>,</mi>
      <mi/>
      <msub>
        <mo stretchy="false">λ</mo>
        <mi>j</mi>
      </msub>
      <mrow>
        <mi mathvariant="normal">:</mi>
        <mo stretchy="false">=</mo>
        <msub>
          <mo stretchy="false">μ</mo>
          <mrow>
            <mi>m</mi>
            <mi>,</mi>
            <mi>j</mi>
          </mrow>
        </msub>
      </mrow>
      <mtext> für </mtext>
      <mrow>
        <mi>j</mi>
        <mo stretchy="false">=</mo>
        <mn>1,2,.</mn>
      </mrow>
      <mn>..</mn>
      <mi>,</mi>
      <mrow>
        <mi>m</mi>
        <mo stretchy="false">−</mo>
        <mn>1</mn>
      </mrow>
    </mrow>
    <annotation encoding="StarMath 5.0">b:=b_m,`%lambda_j:=%mu_{m,j} " für " j=1,2,...,m-1</annotation>
  </semantics>
</math>
</file>

<file path=Object 6/content.xml><?xml version="1.0" encoding="utf-8"?>
<math xmlns="http://www.w3.org/1998/Math/MathML">
  <semantics>
    <mrow>
      <msub>
        <mi>b</mi>
        <mn>1,</mn>
      </msub>
      <msub>
        <mi>b</mi>
        <mn>2,</mn>
      </msub>
      <mn>...</mn>
      <mi>,</mi>
      <msub>
        <mi>b</mi>
        <mi>m</mi>
      </msub>
      <mo stretchy="false">∈</mo>
    </mrow>
    <annotation encoding="StarMath 5.0">b_1, b_2, ..., b_m %element</annotation>
  </semantics>
</math>
</file>

<file path=Object 60/content.xml><?xml version="1.0" encoding="utf-8"?>
<math xmlns="http://www.w3.org/1998/Math/MathML">
  <semantics>
    <mrow>
      <mi>b</mi>
      <mrow>
        <mi mathvariant="normal">:</mi>
        <mo stretchy="false">=</mo>
        <mrow>
          <mi>b</mi>
          <mo stretchy="false">−</mo>
          <mo stretchy="false">λ</mo>
        </mrow>
      </mrow>
      <msub>
        <mi>b</mi>
        <mi>i</mi>
      </msub>
      <mi>,</mi>
      <mi/>
      <msub>
        <mo stretchy="false">λ</mo>
        <mi>j</mi>
      </msub>
      <mrow>
        <mi mathvariant="normal">:</mi>
        <mo stretchy="false">=</mo>
        <mrow>
          <msub>
            <mo stretchy="false">λ</mo>
            <mi>j</mi>
          </msub>
          <mo stretchy="false">−</mo>
          <mo stretchy="false">λ</mo>
        </mrow>
      </mrow>
      <msub>
        <mo stretchy="false">μ</mo>
        <mrow>
          <mi>i</mi>
          <mi>,</mi>
          <mi>j</mi>
        </mrow>
      </msub>
      <mtext> für </mtext>
      <mrow>
        <mi>j</mi>
        <mo stretchy="false">=</mo>
        <mn>1,2,.</mn>
      </mrow>
      <mn>..</mn>
      <mi>,</mi>
      <mi>i</mi>
    </mrow>
    <annotation encoding="StarMath 5.0">b:=b-%lambda b_i,`%lambda_j:=%lambda_j-%lambda %mu_{i,j} " für " j=1,2,...,i</annotation>
  </semantics>
</math>
</file>

<file path=Object 61/content.xml><?xml version="1.0" encoding="utf-8"?>
<math xmlns="http://www.w3.org/1998/Math/MathML">
  <semantics>
    <mrow>
      <mo stretchy="false">λ</mo>
      <mo stretchy="false">∈</mo>
      <mo stretchy="false">ℤ</mo>
    </mrow>
    <annotation encoding="StarMath 5.0">%lambda %element setZ</annotation>
  </semantics>
</math>
</file>

<file path=Object 62/content.xml><?xml version="1.0" encoding="utf-8"?>
<math xmlns="http://www.w3.org/1998/Math/MathML">
  <semantics>
    <mrow>
      <mfenced open="∣" close="∣">
        <mrow>
          <msub>
            <mo stretchy="false">λ</mo>
            <mi>i</mi>
          </msub>
          <mo stretchy="false">−</mo>
          <mo stretchy="false">λ</mo>
        </mrow>
      </mfenced>
      <mo stretchy="false">≤</mo>
      <mrow>
        <mo stretchy="true">{</mo>
        <mtable>
          <mtr>
            <mtd>
              <mrow>
                <mfrac>
                  <mn>1</mn>
                  <mn>2</mn>
                </mfrac>
                <mtext> für </mtext>
                <mrow>
                  <mi>i</mi>
                  <mo stretchy="false">&lt;</mo>
                  <mrow>
                    <mi>m</mi>
                    <mo stretchy="false">−</mo>
                    <mi>u</mi>
                  </mrow>
                </mrow>
              </mrow>
            </mtd>
          </mtr>
          <mtr>
            <mtd>
              <mrow>
                <mn>1</mn>
                <mtext> für </mtext>
                <mrow>
                  <mi>i</mi>
                  <mo stretchy="false">≥</mo>
                  <mrow>
                    <mi>m</mi>
                    <mo stretchy="false">−</mo>
                    <mi>u</mi>
                  </mrow>
                </mrow>
              </mrow>
            </mtd>
          </mtr>
        </mtable>
      </mrow>
    </mrow>
    <annotation encoding="StarMath 5.0">left lline %lambda_i - %lambda right lline &lt;= left lbrace stack {{ 1 over 2 } " für " i&lt;m-u # 1 " für " i &gt;= m-u} right none</annotation>
  </semantics>
</math>
</file>

<file path=Object 63/content.xml><?xml version="1.0" encoding="utf-8"?>
<math xmlns="http://www.w3.org/1998/Math/MathML">
  <semantics>
    <mrow>
      <mi>b</mi>
      <mi>,</mi>
      <msub>
        <mo stretchy="false">λ</mo>
        <mn>1,</mn>
      </msub>
      <msub>
        <mo stretchy="false">λ</mo>
        <mn>2,</mn>
      </msub>
      <mn>...</mn>
      <mi>,</mi>
      <msub>
        <mo stretchy="false">λ</mo>
        <mi>m</mi>
      </msub>
    </mrow>
    <annotation encoding="StarMath 5.0">b, %lambda_1, %lambda_2, ..., %lambda_m</annotation>
  </semantics>
</math>
</file>

<file path=Object 7/content.xml><?xml version="1.0" encoding="utf-8"?>
<math xmlns="http://www.w3.org/1998/Math/MathML">
  <semantics>
    <mrow>
      <mi>L</mi>
      <mrow>
        <mrow>
          <mo stretchy="false">(</mo>
          <mrow>
            <msub>
              <mi>b</mi>
              <mn>1,</mn>
            </msub>
            <msub>
              <mi>b</mi>
              <mn>2,.</mn>
            </msub>
            <mn>..</mn>
            <mi>,</mi>
            <msub>
              <mi>b</mi>
              <mi>m</mi>
            </msub>
          </mrow>
          <mo stretchy="false">)</mo>
        </mrow>
        <mo stretchy="false">=</mo>
        <mfenced open="{" close="}">
          <mrow>
            <mrow>
              <msubsup>
                <mo stretchy="false">∑</mo>
                <mrow>
                  <mi>i</mi>
                  <mo stretchy="false">=</mo>
                  <mn>1</mn>
                </mrow>
                <mi>m</mi>
              </msubsup>
              <msub>
                <mi>t</mi>
                <mi>i</mi>
              </msub>
            </mrow>
            <msub>
              <mi>b</mi>
              <mi>i</mi>
            </msub>
            <mo stretchy="false">∣</mo>
            <msub>
              <mi>t</mi>
              <mi>i</mi>
            </msub>
            <mo stretchy="false">∈</mo>
            <mo stretchy="false">ℤ</mo>
            <mi>,</mi>
            <mrow>
              <mi>i</mi>
              <mo stretchy="false">=</mo>
              <mn>1,2,.</mn>
            </mrow>
            <mn>..</mn>
            <mi>,</mi>
            <mi>m</mi>
          </mrow>
        </mfenced>
      </mrow>
    </mrow>
    <annotation encoding="StarMath 5.0">L(b_1,b_2,...,b_m)=left lbrace sum_{i=1}^m t_i b_i \lline t_i %element setZ, i=1,2,...,m right rbrace
</annotation>
  </semantics>
</math>
</file>

<file path=Object 8/content.xml><?xml version="1.0" encoding="utf-8"?>
<math xmlns="http://www.w3.org/1998/Math/MathML">
  <semantics>
    <mrow>
      <mi>L</mi>
      <mo stretchy="false">=</mo>
      <mrow>
        <mrow>
          <mo stretchy="false">ℤ</mo>
          <mo stretchy="false">⋅</mo>
          <mfenced open="(" close=")">
            <mtable>
              <mtr>
                <mtd>
                  <mn>1</mn>
                </mtd>
              </mtr>
              <mtr>
                <mtd>
                  <mn>0</mn>
                </mtd>
              </mtr>
            </mtable>
          </mfenced>
        </mrow>
        <mo stretchy="false">+</mo>
        <mrow>
          <mo stretchy="false">ℤ</mo>
          <mo stretchy="false">⋅</mo>
          <mfenced open="(" close=")">
            <mtable>
              <mtr>
                <mtd>
                  <msqrt>
                    <mn>3</mn>
                  </msqrt>
                </mtd>
              </mtr>
              <mtr>
                <mtd>
                  <mn>2</mn>
                </mtd>
              </mtr>
            </mtable>
          </mfenced>
        </mrow>
      </mrow>
    </mrow>
    <annotation encoding="StarMath 5.0">L=setZ cdot left ( matrix{1 ## 0 } right ) + setZ cdot left ( matrix{ sqrt 3 ## 2 } right )</annotation>
  </semantics>
</math>
</file>

<file path=Object 9/content.xml><?xml version="1.0" encoding="utf-8"?>
<math xmlns="http://www.w3.org/1998/Math/MathML">
  <semantics>
    <mrow>
      <mi>L</mi>
      <mo stretchy="false">=</mo>
      <mrow>
        <mrow>
          <mrow>
            <mo stretchy="false">ℤ</mo>
            <mo stretchy="false">⋅</mo>
            <mfenced open="(" close=")">
              <mtable>
                <mtr>
                  <mtd>
                    <mn>1</mn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fenced>
          </mrow>
          <mo stretchy="false">+</mo>
          <mrow>
            <mo stretchy="false">ℤ</mo>
            <mo stretchy="false">⋅</mo>
            <mfenced open="(" close=")">
              <mtable>
                <mtr>
                  <mtd>
                    <mn>0</mn>
                  </mtd>
                </mtr>
                <mtr>
                  <mtd>
                    <mn>1</mn>
                  </mtd>
                </mtr>
                <mtr>
                  <mtd>
                    <mn>0</mn>
                  </mtd>
                </mtr>
              </mtable>
            </mfenced>
          </mrow>
        </mrow>
        <mo stretchy="false">+</mo>
        <mrow>
          <mo stretchy="false">ℤ</mo>
          <mo stretchy="false">⋅</mo>
          <mfenced open="(" close=")"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1</mn>
                </mtd>
              </mtr>
            </mtable>
          </mfenced>
        </mrow>
      </mrow>
    </mrow>
    <annotation encoding="StarMath 5.0">L=setZ cdot left ( matrix{1 ## 0 ## 0 } right ) + 
setZ cdot left ( matrix{ 0 ## 1 ## 0 } right ) +
setZ cdot left ( matrix{ 0 ## 0 ## 1 } right )</annotation>
  </semantics>
</math>
</file>